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c6cee" officeooo:paragraph-rsid="0062e810" style:font-weight-asian="bold" style:font-weight-complex="bold"/>
    </style:style>
    <style:style style:name="P2" style:family="paragraph" style:parent-style-name="Standard">
      <style:text-properties fo:font-weight="bold" officeooo:rsid="005f89af" officeooo:paragraph-rsid="0062e810" style:font-weight-asian="bold" style:font-weight-complex="bold"/>
    </style:style>
    <style:style style:name="P3" style:family="paragraph" style:parent-style-name="Standard">
      <style:text-properties fo:font-weight="bold" officeooo:rsid="05d9ad79" officeooo:paragraph-rsid="05d9ad79" style:font-weight-asian="bold" style:font-weight-complex="bold"/>
    </style:style>
    <style:style style:name="P4" style:family="paragraph" style:parent-style-name="Standard">
      <style:text-properties fo:font-weight="bold" officeooo:rsid="065c7e5d" officeooo:paragraph-rsid="065c7e5d" style:font-weight-asian="bold" style:font-weight-complex="bold"/>
    </style:style>
    <style:style style:name="P5" style:family="paragraph" style:parent-style-name="Standard">
      <style:text-properties fo:font-weight="normal" officeooo:rsid="008ad1ba" officeooo:paragraph-rsid="01003d15" style:font-weight-asian="normal" style:font-weight-complex="normal"/>
    </style:style>
    <style:style style:name="P6" style:family="paragraph" style:parent-style-name="Standard">
      <style:text-properties fo:font-weight="normal" officeooo:rsid="05d9ad79" officeooo:paragraph-rsid="05d9ad79" style:font-weight-asian="normal" style:font-weight-complex="normal"/>
    </style:style>
    <style:style style:name="P7" style:family="paragraph" style:parent-style-name="Standard">
      <style:paragraph-properties fo:text-align="center" style:justify-single-word="false"/>
      <style:text-properties fo:color="#000000" fo:font-size="16pt" fo:font-weight="bold" officeooo:rsid="004fd184" officeooo:paragraph-rsid="01262b78"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000000" fo:font-size="16pt" fo:font-weight="bold" officeooo:rsid="004fd184" officeooo:paragraph-rsid="057a6b59" style:font-size-asian="16pt" style:font-weight-asian="bold" style:font-size-complex="16pt" style:font-weight-complex="bold"/>
    </style:style>
    <style:style style:name="P9" style:family="paragraph" style:parent-style-name="Standard">
      <style:paragraph-properties fo:text-align="center" style:justify-single-word="false"/>
      <style:text-properties fo:color="#000000" fo:font-size="16pt" fo:font-weight="bold" officeooo:rsid="00512d48" officeooo:paragraph-rsid="01262b78" style:font-size-asian="16pt" style:font-weight-asian="bold" style:font-size-complex="16pt" style:font-weight-complex="bold"/>
    </style:style>
    <style:style style:name="P10" style:family="paragraph" style:parent-style-name="Standard">
      <style:paragraph-properties fo:text-align="center" style:justify-single-word="false"/>
      <style:text-properties fo:color="#000000" fo:font-size="16pt" fo:font-weight="bold" officeooo:rsid="057a6b59" officeooo:paragraph-rsid="057a6b59" style:font-size-asian="16pt" style:font-weight-asian="bold" style:font-size-complex="16pt" style:font-weight-complex="bold"/>
    </style:style>
    <style:style style:name="P11" style:family="paragraph" style:parent-style-name="Standard">
      <style:paragraph-properties fo:text-align="center" style:justify-single-word="false"/>
      <style:text-properties fo:color="#000000" fo:font-size="16pt" fo:font-weight="bold" officeooo:rsid="057a6b59" officeooo:paragraph-rsid="05a785b4" style:font-size-asian="16pt" style:font-weight-asian="bold" style:font-size-complex="16pt" style:font-weight-complex="bold"/>
    </style:style>
    <style:style style:name="P12" style:family="paragraph" style:parent-style-name="Standard">
      <style:paragraph-properties fo:text-align="center" style:justify-single-word="false"/>
      <style:text-properties fo:color="#000000" fo:font-size="16pt" fo:font-weight="bold" officeooo:rsid="05d9ad79" officeooo:paragraph-rsid="05d9ad79" style:font-size-asian="16pt" style:font-weight-asian="bold" style:font-size-complex="16pt" style:font-weight-complex="bold"/>
    </style:style>
    <style:style style:name="P13" style:family="paragraph" style:parent-style-name="Standard">
      <style:paragraph-properties fo:text-align="center" style:justify-single-word="false"/>
      <style:text-properties fo:color="#000000" fo:font-size="16pt" fo:font-weight="bold" officeooo:rsid="05d9ad79" officeooo:paragraph-rsid="05df958d" style:font-size-asian="16pt" style:font-weight-asian="bold" style:font-size-complex="16pt" style:font-weight-complex="bold"/>
    </style:style>
    <style:style style:name="P14" style:family="paragraph" style:parent-style-name="Standard">
      <style:paragraph-properties fo:text-align="center" style:justify-single-word="false"/>
      <style:text-properties fo:color="#000000" fo:font-size="16pt" fo:font-weight="bold" officeooo:rsid="05de9440" officeooo:paragraph-rsid="05de9440" style:font-size-asian="16pt" style:font-weight-asian="bold" style:font-size-complex="16pt" style:font-weight-complex="bold"/>
    </style:style>
    <style:style style:name="P15" style:family="paragraph" style:parent-style-name="Standard">
      <style:paragraph-properties fo:text-align="center" style:justify-single-word="false"/>
      <style:text-properties fo:color="#000000" fo:font-size="16pt" officeooo:rsid="05d9ad79" officeooo:paragraph-rsid="05d9ad79" style:font-size-asian="16pt" style:font-size-complex="16pt"/>
    </style:style>
    <style:style style:name="P16" style:family="paragraph" style:parent-style-name="Standard">
      <style:paragraph-properties fo:text-align="center" style:justify-single-word="false"/>
      <style:text-properties fo:font-size="16pt" fo:font-weight="bold" officeooo:rsid="057a6b59" officeooo:paragraph-rsid="057a6b59" style:font-size-asian="16pt" style:font-weight-asian="bold" style:font-size-complex="16pt" style:font-weight-complex="bold"/>
    </style:style>
    <style:style style:name="P17" style:family="paragraph" style:parent-style-name="Standard">
      <style:text-properties officeooo:rsid="001c6cee" officeooo:paragraph-rsid="0062e810"/>
    </style:style>
    <style:style style:name="P18" style:family="paragraph" style:parent-style-name="Standard">
      <style:text-properties officeooo:rsid="001c6cee" officeooo:paragraph-rsid="01003d15"/>
    </style:style>
    <style:style style:name="P19" style:family="paragraph" style:parent-style-name="Text_20_body">
      <style:paragraph-properties fo:text-align="justify" style:justify-single-word="false" fo:background-color="#ffffff">
        <style:background-image/>
      </style:paragraph-properties>
      <style:text-properties fo:color="#000000" style:font-name="Times New Roman" fo:font-weight="normal" officeooo:rsid="02650346" officeooo:paragraph-rsid="02650346" fo:background-color="#ffffff" style:font-weight-asian="normal" style:font-weight-complex="normal"/>
    </style:style>
    <style:style style:name="P20" style:family="paragraph" style:parent-style-name="Text_20_body">
      <style:paragraph-properties fo:text-align="justify" style:justify-single-word="false" fo:background-color="#ffffff">
        <style:background-image/>
      </style:paragraph-properties>
      <style:text-properties fo:color="#000000" style:font-name="Times New Roman" fo:font-weight="normal" officeooo:rsid="02650346" officeooo:paragraph-rsid="05e78c1d" fo:background-color="#ffffff" style:font-weight-asian="normal" style:font-weight-complex="normal"/>
    </style:style>
    <style:style style:name="P21" style:family="paragraph" style:parent-style-name="Text_20_body">
      <style:paragraph-properties fo:text-align="justify" style:justify-single-word="false" fo:background-color="#ffffff">
        <style:background-image/>
      </style:paragraph-properties>
      <style:text-properties fo:color="#000000" style:font-name="Times New Roman" fo:font-weight="normal" officeooo:rsid="02669c0a" officeooo:paragraph-rsid="0434e3ba" fo:background-color="#ffffff" style:font-weight-asian="normal" style:font-weight-complex="normal"/>
    </style:style>
    <style:style style:name="P22" style:family="paragraph" style:parent-style-name="Text_20_body">
      <style:paragraph-properties fo:text-align="justify" style:justify-single-word="false" fo:background-color="#ffffff">
        <style:background-image/>
      </style:paragraph-properties>
      <style:text-properties fo:color="#000000" style:font-name="Times New Roman" fo:font-style="normal" fo:font-weight="normal" officeooo:rsid="060bb68f" officeooo:paragraph-rsid="061383db" fo:background-color="#ffffff" style:font-style-asian="normal" style:font-weight-asian="normal" style:font-style-complex="normal" style:font-weight-complex="normal"/>
    </style:style>
    <style:style style:name="P23" style:family="paragraph" style:parent-style-name="Text_20_body">
      <style:paragraph-properties fo:text-align="justify" style:justify-single-word="false" fo:background-color="#ffffff">
        <style:background-image/>
      </style:paragraph-properties>
      <style:text-properties fo:color="#000000" style:font-name="Times New Roman" fo:font-style="normal" fo:font-weight="normal" officeooo:rsid="060c990b" officeooo:paragraph-rsid="06152f09" fo:background-color="#ffffff" style:font-style-asian="normal" style:font-weight-asian="normal" style:font-style-complex="normal" style:font-weight-complex="normal"/>
    </style:style>
    <style:style style:name="P24" style:family="paragraph" style:parent-style-name="Text_20_body">
      <style:paragraph-properties fo:text-align="justify" style:justify-single-word="false" fo:background-color="#ffffff">
        <style:background-image/>
      </style:paragraph-properties>
      <style:text-properties fo:color="#000000" style:font-name="Times New Roman" fo:font-style="normal" fo:font-weight="normal" officeooo:rsid="060e5b6c" officeooo:paragraph-rsid="061aa885" fo:background-color="#ffffff" style:font-style-asian="normal" style:font-weight-asian="normal" style:font-style-complex="normal" style:font-weight-complex="normal"/>
    </style:style>
    <style:style style:name="P25" style:family="paragraph" style:parent-style-name="Text_20_body">
      <style:paragraph-properties fo:text-align="justify" style:justify-single-word="false" fo:background-color="#ffffff">
        <style:background-image/>
      </style:paragraph-properties>
      <style:text-properties fo:color="#000000" style:font-name="Times New Roman" fo:font-style="normal" fo:font-weight="normal" officeooo:rsid="005f89af" officeooo:paragraph-rsid="03bed407" fo:background-color="#ffffff" style:font-style-asian="normal" style:font-weight-asian="normal" style:font-style-complex="normal" style:font-weight-complex="normal"/>
    </style:style>
    <style:style style:name="P26" style:family="paragraph" style:parent-style-name="Text_20_body">
      <style:paragraph-properties fo:text-align="justify" style:justify-single-word="false" fo:background-color="#ffffff">
        <style:background-image/>
      </style:paragraph-properties>
      <style:text-properties officeooo:rsid="02669c0a" officeooo:paragraph-rsid="0434e3ba"/>
    </style:style>
    <style:style style:name="P27" style:family="paragraph" style:parent-style-name="Text_20_body">
      <style:paragraph-properties fo:text-align="justify" style:justify-single-word="false" fo:background-color="#ffffff">
        <style:background-image/>
      </style:paragraph-properties>
      <style:text-properties officeooo:rsid="02669c0a" officeooo:paragraph-rsid="04aa649e"/>
    </style:style>
    <style:style style:name="P28" style:family="paragraph" style:parent-style-name="Text_20_body">
      <style:paragraph-properties fo:text-align="justify" style:justify-single-word="false" fo:background-color="#ffffff">
        <style:background-image/>
      </style:paragraph-properties>
      <style:text-properties fo:font-weight="normal" officeooo:rsid="008ad1ba" officeooo:paragraph-rsid="0631cc42" style:font-weight-asian="normal" style:font-weight-complex="normal"/>
    </style:style>
    <style:style style:name="P29" style:family="paragraph" style:parent-style-name="Text_20_body">
      <style:paragraph-properties fo:text-align="justify" style:justify-single-word="false" fo:background-color="#ffffff">
        <style:background-image/>
      </style:paragraph-properties>
      <style:text-properties fo:font-weight="normal" officeooo:rsid="0624bb98" officeooo:paragraph-rsid="06265f15" style:font-weight-asian="normal" style:font-weight-complex="normal"/>
    </style:style>
    <style:style style:name="P30" style:family="paragraph" style:parent-style-name="Text_20_body">
      <style:paragraph-properties fo:text-align="justify" style:justify-single-word="false" fo:background-color="#ffffff">
        <style:background-image/>
      </style:paragraph-properties>
      <style:text-properties fo:font-weight="normal" officeooo:rsid="0624bb98" officeooo:paragraph-rsid="064504dc" style:font-weight-asian="normal" style:font-weight-complex="normal"/>
    </style:style>
    <style:style style:name="P31" style:family="paragraph" style:parent-style-name="Text_20_body">
      <style:paragraph-properties fo:text-align="justify" style:justify-single-word="false" fo:background-color="#ffffff">
        <style:background-image/>
      </style:paragraph-properties>
      <style:text-properties fo:font-weight="normal" officeooo:rsid="0624bb98" officeooo:paragraph-rsid="0649ac20" style:font-weight-asian="normal" style:font-weight-complex="normal"/>
    </style:style>
    <style:style style:name="P32" style:family="paragraph" style:parent-style-name="Text_20_body">
      <style:paragraph-properties fo:text-align="justify" style:justify-single-word="false" fo:background-color="#ffffff">
        <style:background-image/>
      </style:paragraph-properties>
      <style:text-properties fo:font-weight="normal" officeooo:rsid="0624bb98" officeooo:paragraph-rsid="0665ee89" style:font-weight-asian="normal" style:font-weight-complex="normal"/>
    </style:style>
    <style:style style:name="P33" style:family="paragraph" style:parent-style-name="Text_20_body">
      <style:paragraph-properties fo:text-align="justify" style:justify-single-word="false" fo:background-color="#ffffff">
        <style:background-image/>
      </style:paragraph-properties>
      <style:text-properties fo:font-weight="normal" officeooo:rsid="062b6b79" officeooo:paragraph-rsid="0631cc42" style:font-weight-asian="normal" style:font-weight-complex="normal"/>
    </style:style>
    <style:style style:name="P34" style:family="paragraph" style:parent-style-name="Text_20_body">
      <style:paragraph-properties fo:text-align="justify" style:justify-single-word="false" fo:background-color="#ffffff">
        <style:background-image/>
      </style:paragraph-properties>
      <style:text-properties fo:font-weight="normal" officeooo:rsid="064d0b96" officeooo:paragraph-rsid="064d0b96" style:font-weight-asian="normal" style:font-weight-complex="normal"/>
    </style:style>
    <style:style style:name="P35" style:family="paragraph" style:parent-style-name="Text_20_body">
      <style:paragraph-properties fo:text-align="justify" style:justify-single-word="false" fo:background-color="#ffffff">
        <style:background-image/>
      </style:paragraph-properties>
      <style:text-properties fo:font-weight="normal" officeooo:rsid="06512a4d" officeooo:paragraph-rsid="06512a4d" style:font-weight-asian="normal" style:font-weight-complex="normal"/>
    </style:style>
    <style:style style:name="P36" style:family="paragraph" style:parent-style-name="Text_20_body">
      <style:paragraph-properties fo:text-align="justify" style:justify-single-word="false" fo:background-color="#ffffff">
        <style:background-image/>
      </style:paragraph-properties>
      <style:text-properties fo:font-weight="normal" officeooo:rsid="065b7010" officeooo:paragraph-rsid="0661ef3e" style:font-weight-asian="normal" style:font-weight-complex="normal"/>
    </style:style>
    <style:style style:name="P37" style:family="paragraph" style:parent-style-name="Text_20_body">
      <style:paragraph-properties fo:text-align="justify" style:justify-single-word="false" fo:background-color="#ffffff">
        <style:background-image/>
      </style:paragraph-properties>
      <style:text-properties fo:font-weight="normal" officeooo:rsid="065dfb7b" officeooo:paragraph-rsid="0661ef3e" style:font-weight-asian="normal" style:font-weight-complex="normal"/>
    </style:style>
    <style:style style:name="P38" style:family="paragraph" style:parent-style-name="Text_20_body">
      <style:paragraph-properties fo:text-align="justify" style:justify-single-word="false" fo:background-color="#ffffff">
        <style:background-image/>
      </style:paragraph-properties>
      <style:text-properties fo:font-weight="normal" officeooo:rsid="0661a8a5" officeooo:paragraph-rsid="0661a8a5" style:font-weight-asian="normal" style:font-weight-complex="normal"/>
    </style:style>
    <style:style style:name="P39" style:family="paragraph" style:parent-style-name="Text_20_body">
      <style:paragraph-properties fo:text-align="justify" style:justify-single-word="false" fo:background-color="#ffffff">
        <style:background-image/>
      </style:paragraph-properties>
      <style:text-properties fo:font-weight="normal" officeooo:rsid="0666131a" officeooo:paragraph-rsid="0666131a" style:font-weight-asian="normal" style:font-weight-complex="normal"/>
    </style:style>
    <style:style style:name="P40" style:family="paragraph" style:parent-style-name="Text_20_body">
      <style:paragraph-properties fo:text-align="justify" style:justify-single-word="false" fo:background-color="#ffffff">
        <style:background-image/>
      </style:paragraph-properties>
      <style:text-properties fo:font-weight="normal" officeooo:rsid="0666131a" officeooo:paragraph-rsid="06676cf3" style:font-weight-asian="normal" style:font-weight-complex="normal"/>
    </style:style>
    <style:style style:name="P41" style:family="paragraph" style:parent-style-name="Text_20_body">
      <style:paragraph-properties fo:text-align="justify" style:justify-single-word="false" fo:background-color="#ffffff">
        <style:background-image/>
      </style:paragraph-properties>
      <style:text-properties fo:font-weight="normal" officeooo:rsid="0666131a" officeooo:paragraph-rsid="0676a8b1" style:font-weight-asian="normal" style:font-weight-complex="normal"/>
    </style:style>
    <style:style style:name="P42" style:family="paragraph" style:parent-style-name="Text_20_body">
      <style:paragraph-properties fo:text-align="justify" style:justify-single-word="false" fo:background-color="#ffffff">
        <style:background-image/>
      </style:paragraph-properties>
      <style:text-properties fo:font-weight="normal" officeooo:rsid="06558232" officeooo:paragraph-rsid="06558232" style:font-weight-asian="normal" style:font-weight-complex="normal"/>
    </style:style>
    <style:style style:name="P43" style:family="paragraph" style:parent-style-name="Text_20_body">
      <style:paragraph-properties fo:text-align="justify" style:justify-single-word="false" fo:background-color="#ffffff">
        <style:background-image/>
      </style:paragraph-properties>
      <style:text-properties officeooo:paragraph-rsid="05f64920"/>
    </style:style>
    <style:style style:name="P44" style:family="paragraph" style:parent-style-name="Text_20_body">
      <style:paragraph-properties fo:text-align="justify" style:justify-single-word="false" fo:background-color="#ffffff">
        <style:background-image/>
      </style:paragraph-properties>
      <style:text-properties officeooo:paragraph-rsid="05f779a8"/>
    </style:style>
    <style:style style:name="P45" style:family="paragraph" style:parent-style-name="Text_20_body">
      <style:paragraph-properties fo:text-align="justify" style:justify-single-word="false" fo:background-color="#ffffff">
        <style:background-image/>
      </style:paragraph-properties>
      <style:text-properties fo:font-weight="bold" officeooo:rsid="025d511b" officeooo:paragraph-rsid="06265f15" style:font-weight-asian="bold" style:font-weight-complex="bold"/>
    </style:style>
    <style:style style:name="P46" style:family="paragraph" style:parent-style-name="Text_20_body">
      <style:paragraph-properties fo:text-align="justify" style:justify-single-word="false" fo:background-color="#ffffff">
        <style:background-image/>
      </style:paragraph-properties>
      <style:text-properties fo:font-weight="bold" officeooo:rsid="025d511b" officeooo:paragraph-rsid="064504dc" style:font-weight-asian="bold" style:font-weight-complex="bold"/>
    </style:style>
    <style:style style:name="P47" style:family="paragraph" style:parent-style-name="Text_20_body">
      <style:paragraph-properties fo:text-align="justify" style:justify-single-word="false" fo:background-color="#ffffff">
        <style:background-image/>
      </style:paragraph-properties>
      <style:text-properties fo:font-weight="bold" officeooo:rsid="04770346" officeooo:paragraph-rsid="05f64920" style:font-weight-asian="bold" style:font-weight-complex="bold"/>
    </style:style>
    <style:style style:name="P48" style:family="paragraph" style:parent-style-name="Text_20_body">
      <style:paragraph-properties fo:text-align="justify" style:justify-single-word="false" fo:background-color="#ffffff">
        <style:background-image/>
      </style:paragraph-properties>
      <style:text-properties fo:font-weight="bold" officeooo:rsid="063ca3bf" officeooo:paragraph-rsid="063ca3bf" style:font-weight-asian="bold" style:font-weight-complex="bold"/>
    </style:style>
    <style:style style:name="P49" style:family="paragraph" style:parent-style-name="Text_20_body">
      <style:paragraph-properties fo:text-align="justify" style:justify-single-word="false" fo:background-color="#ffffff">
        <style:background-image/>
      </style:paragraph-properties>
      <style:text-properties fo:font-weight="bold" officeooo:rsid="0624bb98" officeooo:paragraph-rsid="06265f15" style:font-weight-asian="bold" style:font-weight-complex="bold"/>
    </style:style>
    <style:style style:name="P50" style:family="paragraph" style:parent-style-name="Text_20_body">
      <style:paragraph-properties fo:text-align="justify" style:justify-single-word="false" fo:background-color="#ffffff">
        <style:background-image/>
      </style:paragraph-properties>
      <style:text-properties fo:font-weight="bold" officeooo:rsid="0624bb98" officeooo:paragraph-rsid="064504dc" style:font-weight-asian="bold" style:font-weight-complex="bold"/>
    </style:style>
    <style:style style:name="P51" style:family="paragraph" style:parent-style-name="Text_20_body">
      <style:paragraph-properties fo:text-align="justify" style:justify-single-word="false" fo:background-color="#ffffff">
        <style:background-image/>
      </style:paragraph-properties>
      <style:text-properties fo:font-weight="bold" officeooo:rsid="0624bb98" officeooo:paragraph-rsid="0649ac20" style:font-weight-asian="bold" style:font-weight-complex="bold"/>
    </style:style>
    <style:style style:name="P52" style:family="paragraph" style:parent-style-name="Text_20_body">
      <style:paragraph-properties fo:text-align="justify" style:justify-single-word="false" fo:background-color="#ffffff">
        <style:background-image/>
      </style:paragraph-properties>
      <style:text-properties fo:font-weight="bold" officeooo:rsid="05e995d7" officeooo:paragraph-rsid="05e995d7" style:font-weight-asian="bold" style:font-weight-complex="bold"/>
    </style:style>
    <style:style style:name="P53" style:family="paragraph" style:parent-style-name="Text_20_body">
      <style:paragraph-properties fo:text-align="justify" style:justify-single-word="false" fo:background-color="#ffffff">
        <style:background-image/>
      </style:paragraph-properties>
      <style:text-properties fo:font-weight="bold" officeooo:rsid="005f2dba" officeooo:paragraph-rsid="061f8010" style:font-weight-asian="bold" style:font-weight-complex="bold"/>
    </style:style>
    <style:style style:name="P54" style:family="paragraph" style:parent-style-name="Text_20_body">
      <style:paragraph-properties fo:text-align="justify" style:justify-single-word="false" fo:background-color="#ffffff">
        <style:background-image/>
      </style:paragraph-properties>
      <style:text-properties fo:font-weight="bold" officeooo:rsid="065b7010" officeooo:paragraph-rsid="0661ef3e" style:font-weight-asian="bold" style:font-weight-complex="bold"/>
    </style:style>
    <style:style style:name="P55" style:family="paragraph" style:parent-style-name="Text_20_body">
      <style:paragraph-properties fo:text-align="justify" style:justify-single-word="false" fo:background-color="#ffffff">
        <style:background-image/>
      </style:paragraph-properties>
      <style:text-properties fo:font-weight="bold" officeooo:rsid="065d705e" officeooo:paragraph-rsid="065d705e" style:font-weight-asian="bold" style:font-weight-complex="bold"/>
    </style:style>
    <style:style style:name="P56" style:family="paragraph" style:parent-style-name="Text_20_body">
      <style:paragraph-properties fo:text-align="justify" style:justify-single-word="false" fo:background-color="#ffffff">
        <style:background-image/>
      </style:paragraph-properties>
      <style:text-properties fo:font-weight="bold" officeooo:rsid="065fe686" officeooo:paragraph-rsid="065fe686" style:font-weight-asian="bold" style:font-weight-complex="bold"/>
    </style:style>
    <style:style style:name="P57" style:family="paragraph" style:parent-style-name="Text_20_body">
      <style:paragraph-properties fo:text-align="justify" style:justify-single-word="false" fo:background-color="#ffffff">
        <style:background-image/>
      </style:paragraph-properties>
      <style:text-properties fo:font-weight="bold" officeooo:rsid="065dd110" officeooo:paragraph-rsid="0649ac20" style:font-weight-asian="bold" style:font-weight-complex="bold"/>
    </style:style>
    <style:style style:name="P58" style:family="paragraph" style:parent-style-name="Text_20_body">
      <style:paragraph-properties fo:text-align="justify" style:justify-single-word="false" fo:background-color="#ffffff">
        <style:background-image/>
      </style:paragraph-properties>
      <style:text-properties officeooo:rsid="025d511b" officeooo:paragraph-rsid="0628d886"/>
    </style:style>
    <style:style style:name="P59" style:family="paragraph" style:parent-style-name="Text_20_body">
      <style:paragraph-properties fo:text-align="justify" style:justify-single-word="false" fo:background-color="#ffffff">
        <style:background-image/>
      </style:paragraph-properties>
      <style:text-properties officeooo:rsid="025d511b" officeooo:paragraph-rsid="062b6b79"/>
    </style:style>
    <style:style style:name="P60" style:family="paragraph" style:parent-style-name="Text_20_body">
      <style:paragraph-properties fo:text-align="justify" style:justify-single-word="false" fo:background-color="#ffffff">
        <style:background-image/>
      </style:paragraph-properties>
      <style:text-properties officeooo:rsid="025d511b" officeooo:paragraph-rsid="0631cc42"/>
    </style:style>
    <style:style style:name="P61" style:family="paragraph" style:parent-style-name="Text_20_body">
      <style:paragraph-properties fo:text-align="justify" style:justify-single-word="false" fo:background-color="#ffffff">
        <style:background-image/>
      </style:paragraph-properties>
      <style:text-properties officeooo:rsid="001c6cee" officeooo:paragraph-rsid="03bed407"/>
    </style:style>
    <style:style style:name="P62" style:family="paragraph" style:parent-style-name="Text_20_body">
      <style:paragraph-properties fo:text-align="justify" style:justify-single-word="false" fo:background-color="#ffffff">
        <style:background-image/>
      </style:paragraph-properties>
      <style:text-properties officeooo:rsid="001c6cee" officeooo:paragraph-rsid="04341cd4"/>
    </style:style>
    <style:style style:name="P63" style:family="paragraph" style:parent-style-name="Text_20_body">
      <style:paragraph-properties fo:text-align="justify" style:justify-single-word="false" fo:background-color="#ffffff">
        <style:background-image/>
      </style:paragraph-properties>
      <style:text-properties officeooo:rsid="001c6cee" officeooo:paragraph-rsid="05fb269c"/>
    </style:style>
    <style:style style:name="P64" style:family="paragraph" style:parent-style-name="Text_20_body">
      <style:paragraph-properties fo:text-align="justify" style:justify-single-word="false" fo:background-color="#ffffff">
        <style:background-image/>
      </style:paragraph-properties>
      <style:text-properties officeooo:rsid="013b59df" officeooo:paragraph-rsid="05f4590c"/>
    </style:style>
    <style:style style:name="P65" style:family="paragraph" style:parent-style-name="Text_20_body">
      <style:paragraph-properties fo:text-align="justify" style:justify-single-word="false" fo:background-color="#ffffff">
        <style:background-image/>
      </style:paragraph-properties>
      <style:text-properties officeooo:rsid="03905dfa" officeooo:paragraph-rsid="05fe9458"/>
    </style:style>
    <style:style style:name="P66" style:family="paragraph" style:parent-style-name="Text_20_body">
      <style:paragraph-properties fo:text-align="justify" style:justify-single-word="false" fo:background-color="#ffffff">
        <style:background-image/>
      </style:paragraph-properties>
      <style:text-properties officeooo:rsid="0611088e" officeooo:paragraph-rsid="061c455b"/>
    </style:style>
    <style:style style:name="P67" style:family="paragraph" style:parent-style-name="Text_20_body">
      <style:paragraph-properties fo:text-align="justify" style:justify-single-word="false" fo:background-color="#ffffff">
        <style:background-image/>
      </style:paragraph-properties>
      <style:text-properties officeooo:rsid="0611088e" officeooo:paragraph-rsid="061f8010"/>
    </style:style>
    <style:style style:name="P68" style:family="paragraph" style:parent-style-name="Text_20_body">
      <style:paragraph-properties fo:text-align="justify" style:justify-single-word="false" fo:background-color="#ffffff">
        <style:background-image/>
      </style:paragraph-properties>
      <style:text-properties officeooo:rsid="05fe9458" officeooo:paragraph-rsid="05fe9458"/>
    </style:style>
    <style:style style:name="P69" style:family="paragraph" style:parent-style-name="Text_20_body">
      <style:paragraph-properties fo:text-align="justify" style:justify-single-word="false" fo:background-color="#ffffff">
        <style:background-image/>
      </style:paragraph-properties>
      <style:text-properties officeooo:rsid="05e995d7" officeooo:paragraph-rsid="03bed407"/>
    </style:style>
    <style:style style:name="P70" style:family="paragraph" style:parent-style-name="Text_20_body">
      <style:paragraph-properties fo:text-align="justify" style:justify-single-word="false" fo:background-color="#ffffff">
        <style:background-image/>
      </style:paragraph-properties>
      <style:text-properties officeooo:rsid="065840f4" officeooo:paragraph-rsid="065840f4"/>
    </style:style>
    <style:style style:name="P71" style:family="paragraph" style:parent-style-name="Standard">
      <style:text-properties fo:font-weight="bold" officeooo:rsid="05d9ad79" officeooo:paragraph-rsid="05d9ad79" style:font-weight-asian="bold" style:font-weight-complex="bold"/>
    </style:style>
    <style:style style:name="P72" style:family="paragraph" style:parent-style-name="Standard">
      <style:text-properties fo:font-weight="normal" officeooo:rsid="008ad1ba" officeooo:paragraph-rsid="01003d15" style:font-weight-asian="normal" style:font-weight-complex="normal"/>
    </style:style>
    <style:style style:name="P73" style:family="paragraph" style:parent-style-name="Text_20_body" style:list-style-name="L1">
      <style:paragraph-properties fo:text-align="justify" style:justify-single-word="false" fo:background-color="#ffffff">
        <style:background-image/>
      </style:paragraph-properties>
      <style:text-properties fo:font-weight="normal" officeooo:rsid="064d0b96" officeooo:paragraph-rsid="064f8bcb" style:font-weight-asian="normal" style:font-weight-complex="normal"/>
    </style:style>
    <style:style style:name="P74" style:family="paragraph" style:parent-style-name="Text_20_body" style:list-style-name="L2">
      <style:paragraph-properties fo:text-align="justify" style:justify-single-word="false" fo:background-color="#ffffff">
        <style:background-image/>
      </style:paragraph-properties>
      <style:text-properties fo:font-weight="normal" officeooo:rsid="064d0b96" officeooo:paragraph-rsid="06506c08" style:font-weight-asian="normal" style:font-weight-complex="normal"/>
    </style:style>
    <style:style style:name="P75" style:family="paragraph" style:parent-style-name="Text_20_body" style:list-style-name="L3">
      <style:paragraph-properties fo:text-align="justify" style:justify-single-word="false" fo:background-color="#ffffff">
        <style:background-image/>
      </style:paragraph-properties>
      <style:text-properties fo:font-weight="normal" officeooo:rsid="06558232" officeooo:paragraph-rsid="06558232" style:font-weight-asian="normal" style:font-weight-complex="normal"/>
    </style:style>
    <style:style style:name="P76" style:family="paragraph" style:parent-style-name="Text_20_body">
      <style:paragraph-properties fo:text-align="justify" style:justify-single-word="false" fo:background-color="#ffffff">
        <style:background-image/>
      </style:paragraph-properties>
      <style:text-properties fo:font-weight="normal" officeooo:rsid="068421c5" officeooo:paragraph-rsid="068ba9c4" style:font-weight-asian="normal" style:font-weight-complex="normal"/>
    </style:style>
    <style:style style:name="P77" style:family="paragraph" style:parent-style-name="Text_20_body">
      <style:paragraph-properties fo:text-align="justify" style:justify-single-word="false" fo:background-color="#ffffff">
        <style:background-image/>
      </style:paragraph-properties>
      <style:text-properties fo:font-weight="normal" officeooo:rsid="068d3fa4" officeooo:paragraph-rsid="06979224" style:font-weight-asian="normal" style:font-weight-complex="normal"/>
    </style:style>
    <style:style style:name="P78" style:family="paragraph" style:parent-style-name="Text_20_body">
      <style:paragraph-properties fo:text-align="justify" style:justify-single-word="false" fo:background-color="#ffffff">
        <style:background-image/>
      </style:paragraph-properties>
      <style:text-properties fo:font-weight="normal" officeooo:rsid="0676a8b1" officeooo:paragraph-rsid="069503c5" style:font-weight-asian="normal" style:font-weight-complex="normal"/>
    </style:style>
    <style:style style:name="P79" style:family="paragraph" style:parent-style-name="Text_20_body">
      <style:paragraph-properties fo:text-align="justify" style:justify-single-word="false" fo:background-color="#ffffff">
        <style:background-image/>
      </style:paragraph-properties>
      <style:text-properties fo:font-weight="normal" officeooo:rsid="0676a8b1" officeooo:paragraph-rsid="06979224" style:font-weight-asian="normal" style:font-weight-complex="normal"/>
    </style:style>
    <style:style style:name="P80" style:family="paragraph" style:parent-style-name="Text_20_body">
      <style:paragraph-properties fo:text-align="justify" style:justify-single-word="false" fo:background-color="#ffffff">
        <style:background-image/>
      </style:paragraph-properties>
      <style:text-properties fo:font-weight="bold" officeooo:rsid="0624bb98" officeooo:paragraph-rsid="06758cdc" style:font-weight-asian="bold" style:font-weight-complex="bold"/>
    </style:style>
    <style:style style:name="P81" style:family="paragraph" style:parent-style-name="Text_20_body">
      <style:paragraph-properties fo:text-align="justify" style:justify-single-word="false" fo:background-color="#ffffff">
        <style:background-image/>
      </style:paragraph-properties>
      <style:text-properties fo:font-weight="bold" officeooo:rsid="0624bb98" officeooo:paragraph-rsid="067b3d06" style:font-weight-asian="bold" style:font-weight-complex="bold"/>
    </style:style>
    <style:style style:name="P82" style:family="paragraph" style:parent-style-name="Text_20_body">
      <style:paragraph-properties fo:text-align="justify" style:justify-single-word="false" fo:background-color="#ffffff">
        <style:background-image/>
      </style:paragraph-properties>
      <style:text-properties fo:font-weight="bold" officeooo:rsid="0624bb98" officeooo:paragraph-rsid="06825757" style:font-weight-asian="bold" style:font-weight-complex="bold"/>
    </style:style>
    <style:style style:name="P83" style:family="paragraph" style:parent-style-name="Text_20_body">
      <style:paragraph-properties fo:text-align="justify" style:justify-single-word="false" fo:background-color="#ffffff">
        <style:background-image/>
      </style:paragraph-properties>
      <style:text-properties fo:font-weight="bold" officeooo:rsid="005f2dba" officeooo:paragraph-rsid="061f8010" style:font-weight-asian="bold" style:font-weight-complex="bold"/>
    </style:style>
    <style:style style:name="P84" style:family="paragraph" style:parent-style-name="Text_20_body" style:list-style-name="L4">
      <style:paragraph-properties fo:margin-top="0in" fo:margin-bottom="0in" style:contextual-spacing="false" fo:text-align="justify" style:justify-single-word="false" fo:orphans="2" fo:widows="2" fo:background-color="#ffffff" fo:padding="0in" fo:border="none">
        <style:background-image/>
      </style:paragraph-properties>
      <style:text-properties fo:font-weight="normal" officeooo:rsid="0666131a" officeooo:paragraph-rsid="0666131a" style:font-weight-asian="normal" style:font-weight-complex="normal"/>
    </style:style>
    <style:style style:name="P85" style:family="paragraph" style:parent-style-name="Text_20_body" style:list-style-name="L4">
      <style:paragraph-properties fo:margin-top="0in" fo:margin-bottom="0in" style:contextual-spacing="false" fo:orphans="2" fo:widows="2" fo:padding="0in" fo:border="none"/>
    </style:style>
    <style:style style:name="T1" style:family="text">
      <style:text-properties fo:font-weight="bold" style:font-weight-asian="bold" style:font-weight-complex="bold"/>
    </style:style>
    <style:style style:name="T2" style:family="text">
      <style:text-properties fo:font-weight="bold" officeooo:rsid="00512d48" style:font-weight-asian="bold" style:font-weight-complex="bold"/>
    </style:style>
    <style:style style:name="T3" style:family="text">
      <style:text-properties fo:font-weight="bold" officeooo:rsid="05e0d1f9" style:font-weight-asian="bold" style:font-weight-complex="bold"/>
    </style:style>
    <style:style style:name="T4" style:family="text">
      <style:text-properties fo:font-weight="bold" officeooo:rsid="05ed3b5d" style:font-weight-asian="bold" style:font-weight-complex="bold"/>
    </style:style>
    <style:style style:name="T5" style:family="text">
      <style:text-properties fo:font-weight="bold" officeooo:rsid="06451f3a" style:font-weight-asian="bold" style:font-weight-complex="bold"/>
    </style:style>
    <style:style style:name="T6" style:family="text">
      <style:text-properties fo:font-weight="bold" officeooo:rsid="065dd110" style:font-weight-asian="bold" style:font-weight-complex="bold"/>
    </style:style>
    <style:style style:name="T7" style:family="text">
      <style:text-properties fo:font-weight="bold" officeooo:rsid="065c7e5d" style:font-weight-asian="bold" style:font-weight-complex="bold"/>
    </style:style>
    <style:style style:name="T8" style:family="text">
      <style:text-properties fo:font-weight="bold" officeooo:rsid="0675fece" style:font-weight-asian="bold" style:font-weight-complex="bold"/>
    </style:style>
    <style:style style:name="T9" style:family="text">
      <style:text-properties fo:font-weight="bold" officeooo:rsid="05d9ad79" style:font-weight-asian="bold" style:font-weight-complex="bold"/>
    </style:style>
    <style:style style:name="T10" style:family="text">
      <style:text-properties fo:color="#000000"/>
    </style:style>
    <style:style style:name="T11" style:family="text">
      <style:text-properties fo:color="#000000" style:font-name="Times New Roman" fo:font-weight="normal" officeooo:rsid="005f89af" fo:background-color="#ffffff" loext:char-shading-value="0" style:font-weight-asian="normal" style:font-weight-complex="normal"/>
    </style:style>
    <style:style style:name="T12" style:family="text">
      <style:text-properties fo:color="#000000" style:font-name="Times New Roman" fo:font-weight="normal" officeooo:rsid="0369c022" fo:background-color="#ffffff" loext:char-shading-value="0" style:font-weight-asian="normal" style:font-weight-complex="normal"/>
    </style:style>
    <style:style style:name="T13" style:family="text">
      <style:text-properties fo:color="#000000" style:font-name="Times New Roman" fo:font-weight="normal" officeooo:rsid="0267ee36" fo:background-color="#ffffff" loext:char-shading-value="0" style:font-weight-asian="normal" style:font-weight-complex="normal"/>
    </style:style>
    <style:style style:name="T14" style:family="text">
      <style:text-properties fo:color="#000000" style:font-name="Times New Roman" fo:font-weight="normal" officeooo:rsid="05d9ad79" fo:background-color="#ffffff" loext:char-shading-value="0" style:font-weight-asian="normal" style:font-weight-complex="normal"/>
    </style:style>
    <style:style style:name="T15" style:family="text">
      <style:text-properties fo:color="#000000" style:font-name="Times New Roman" fo:font-weight="normal" officeooo:rsid="02e082aa" fo:background-color="#ffffff" loext:char-shading-value="0" style:font-weight-asian="normal" style:font-weight-complex="normal"/>
    </style:style>
    <style:style style:name="T16" style:family="text">
      <style:text-properties fo:color="#000000" style:font-name="Times New Roman" fo:font-weight="normal" officeooo:rsid="02669c0a" fo:background-color="#ffffff" loext:char-shading-value="0" style:font-weight-asian="normal" style:font-weight-complex="normal"/>
    </style:style>
    <style:style style:name="T17" style:family="text">
      <style:text-properties fo:color="#000000" style:font-name="Times New Roman" fo:font-weight="normal" officeooo:rsid="0267ef29" fo:background-color="#ffffff" loext:char-shading-value="0" style:font-weight-asian="normal" style:font-weight-complex="normal"/>
    </style:style>
    <style:style style:name="T18" style:family="text">
      <style:text-properties fo:color="#000000" style:font-name="Times New Roman" fo:font-weight="normal" officeooo:rsid="02600b43" fo:background-color="#ffffff" loext:char-shading-value="0" style:font-weight-asian="normal" style:font-weight-complex="normal"/>
    </style:style>
    <style:style style:name="T19" style:family="text">
      <style:text-properties fo:color="#000000" style:font-name="Times New Roman" fo:font-weight="normal" officeooo:rsid="02e7e682" fo:background-color="#ffffff" loext:char-shading-value="0" style:font-weight-asian="normal" style:font-weight-complex="normal"/>
    </style:style>
    <style:style style:name="T20" style:family="text">
      <style:text-properties fo:color="#000000" style:font-name="Times New Roman" fo:font-weight="normal" officeooo:rsid="02e84790" fo:background-color="#ffffff" loext:char-shading-value="0" style:font-weight-asian="normal" style:font-weight-complex="normal"/>
    </style:style>
    <style:style style:name="T21" style:family="text">
      <style:text-properties fo:color="#000000" style:font-name="Times New Roman" fo:font-weight="normal" officeooo:rsid="02e3a10c" fo:background-color="#ffffff" loext:char-shading-value="0" style:font-weight-asian="normal" style:font-weight-complex="normal"/>
    </style:style>
    <style:style style:name="T22" style:family="text">
      <style:text-properties fo:color="#000000" style:font-name="Times New Roman" fo:font-weight="normal" officeooo:rsid="02e52b6e" fo:background-color="#ffffff" loext:char-shading-value="0" style:font-weight-asian="normal" style:font-weight-complex="normal"/>
    </style:style>
    <style:style style:name="T23" style:family="text">
      <style:text-properties fo:color="#000000" style:font-name="Times New Roman" fo:font-weight="normal" officeooo:rsid="02e68d82" fo:background-color="#ffffff" loext:char-shading-value="0" style:font-weight-asian="normal" style:font-weight-complex="normal"/>
    </style:style>
    <style:style style:name="T24" style:family="text">
      <style:text-properties fo:color="#000000" style:font-name="Times New Roman" fo:font-weight="normal" officeooo:rsid="02e70596" fo:background-color="#ffffff" loext:char-shading-value="0" style:font-weight-asian="normal" style:font-weight-complex="normal"/>
    </style:style>
    <style:style style:name="T25" style:family="text">
      <style:text-properties fo:color="#000000" style:font-name="Times New Roman" fo:font-weight="normal" officeooo:rsid="03417395" fo:background-color="#ffffff" loext:char-shading-value="0" style:font-weight-asian="normal" style:font-weight-complex="normal"/>
    </style:style>
    <style:style style:name="T26" style:family="text">
      <style:text-properties fo:color="#000000" style:font-name="Times New Roman" fo:font-weight="normal" officeooo:rsid="0269e60e" fo:background-color="#ffffff" loext:char-shading-value="0" style:font-weight-asian="normal" style:font-weight-complex="normal"/>
    </style:style>
    <style:style style:name="T27" style:family="text">
      <style:text-properties fo:color="#000000" style:font-name="Times New Roman" fo:font-weight="normal" officeooo:rsid="0370054a" fo:background-color="#ffffff" loext:char-shading-value="0" style:font-weight-asian="normal" style:font-weight-complex="normal"/>
    </style:style>
    <style:style style:name="T28" style:family="text">
      <style:text-properties fo:color="#000000" style:font-name="Times New Roman" fo:font-weight="normal" officeooo:rsid="026c1819" fo:background-color="#ffffff" loext:char-shading-value="0" style:font-weight-asian="normal" style:font-weight-complex="normal"/>
    </style:style>
    <style:style style:name="T29" style:family="text">
      <style:text-properties fo:color="#000000" style:font-name="Times New Roman" fo:font-weight="normal" officeooo:rsid="02e2bf96" fo:background-color="#ffffff" loext:char-shading-value="0" style:font-weight-asian="normal" style:font-weight-complex="normal"/>
    </style:style>
    <style:style style:name="T30" style:family="text">
      <style:text-properties fo:color="#000000" style:font-name="Times New Roman" fo:font-weight="normal" officeooo:rsid="05dab54f" fo:background-color="#ffffff" loext:char-shading-value="0" style:font-weight-asian="normal" style:font-weight-complex="normal"/>
    </style:style>
    <style:style style:name="T31" style:family="text">
      <style:text-properties fo:color="#000000" style:font-name="Times New Roman" fo:font-weight="normal" officeooo:rsid="026cfec4" fo:background-color="#ffffff" loext:char-shading-value="0" style:font-weight-asian="normal" style:font-weight-complex="normal"/>
    </style:style>
    <style:style style:name="T32" style:family="text">
      <style:text-properties fo:color="#000000" style:font-name="Times New Roman" fo:font-weight="normal" officeooo:rsid="05dbd18f" fo:background-color="#ffffff" loext:char-shading-value="0" style:font-weight-asian="normal" style:font-weight-complex="normal"/>
    </style:style>
    <style:style style:name="T33" style:family="text">
      <style:text-properties fo:color="#000000" style:font-name="Times New Roman" fo:font-weight="normal" officeooo:rsid="0628d886" fo:background-color="#ffffff" loext:char-shading-value="0" style:font-weight-asian="normal" style:font-weight-complex="normal"/>
    </style:style>
    <style:style style:name="T34" style:family="text">
      <style:text-properties fo:color="#000000" style:font-name="Times New Roman" fo:font-weight="normal" officeooo:rsid="062984ac" fo:background-color="#ffffff" loext:char-shading-value="0" style:font-weight-asian="normal" style:font-weight-complex="normal"/>
    </style:style>
    <style:style style:name="T35" style:family="text">
      <style:text-properties fo:color="#000000" style:font-name="Times New Roman" fo:background-color="#ffffff" loext:char-shading-value="0"/>
    </style:style>
    <style:style style:name="T36" style:family="text">
      <style:text-properties fo:color="#000000" style:font-name="Times New Roman" officeooo:rsid="028160ef" fo:background-color="#ffffff" loext:char-shading-value="0"/>
    </style:style>
    <style:style style:name="T37" style:family="text">
      <style:text-properties fo:color="#000000" style:font-name="Times New Roman" officeooo:rsid="02833a0e" fo:background-color="#ffffff" loext:char-shading-value="0"/>
    </style:style>
    <style:style style:name="T38" style:family="text">
      <style:text-properties fo:color="#000000" style:font-name="Times New Roman" officeooo:rsid="04a8ddd6" fo:background-color="#ffffff" loext:char-shading-value="0"/>
    </style:style>
    <style:style style:name="T39" style:family="text">
      <style:text-properties fo:color="#000000" style:font-name="Times New Roman" officeooo:rsid="04aa649e" fo:background-color="#ffffff" loext:char-shading-value="0"/>
    </style:style>
    <style:style style:name="T40" style:family="text">
      <style:text-properties fo:color="#000000" style:font-name="Times New Roman" officeooo:rsid="04d9b363" fo:background-color="#ffffff" loext:char-shading-value="0"/>
    </style:style>
    <style:style style:name="T41" style:family="text">
      <style:text-properties fo:color="#000000" style:font-name="Times New Roman" officeooo:rsid="036eaa3a" fo:background-color="#ffffff" loext:char-shading-value="0"/>
    </style:style>
    <style:style style:name="T42" style:family="text">
      <style:text-properties fo:color="#000000" style:font-name="Times New Roman" fo:font-style="normal" fo:font-weight="normal" fo:background-color="#ffffff" loext:char-shading-value="0" style:font-style-asian="normal" style:font-weight-asian="normal" style:font-style-complex="normal" style:font-weight-complex="normal"/>
    </style:style>
    <style:style style:name="T43" style:family="text">
      <style:text-properties fo:color="#000000" style:font-name="Times New Roman" fo:font-style="normal" fo:font-weight="normal" officeooo:rsid="0608eb73" fo:background-color="#ffffff" loext:char-shading-value="0" style:font-style-asian="normal" style:font-weight-asian="normal" style:font-style-complex="normal" style:font-weight-complex="normal"/>
    </style:style>
    <style:style style:name="T44" style:family="text">
      <style:text-properties fo:color="#000000" style:font-name="Times New Roman" fo:font-style="normal" fo:font-weight="normal" officeooo:rsid="0611088e" fo:background-color="#ffffff" loext:char-shading-value="0" style:font-style-asian="normal" style:font-weight-asian="normal" style:font-style-complex="normal" style:font-weight-complex="normal"/>
    </style:style>
    <style:style style:name="T45" style:family="text">
      <style:text-properties fo:color="#000000" style:font-name="Times New Roman" fo:font-style="normal" fo:font-weight="normal" officeooo:rsid="06117052" fo:background-color="#ffffff" loext:char-shading-value="0" style:font-style-asian="normal" style:font-weight-asian="normal" style:font-style-complex="normal" style:font-weight-complex="normal"/>
    </style:style>
    <style:style style:name="T46" style:family="text">
      <style:text-properties fo:color="#000000" style:font-name="Times New Roman" fo:font-style="normal" fo:font-weight="normal" officeooo:rsid="0624bb98" fo:background-color="#ffffff" loext:char-shading-value="0" style:font-style-asian="normal" style:font-weight-asian="normal" style:font-style-complex="normal" style:font-weight-complex="normal"/>
    </style:style>
    <style:style style:name="T47" style:family="text">
      <style:text-properties fo:color="#000000" fo:font-style="normal" fo:font-weight="normal" style:font-style-asian="normal" style:font-weight-asian="normal" style:font-style-complex="normal" style:font-weight-complex="normal"/>
    </style:style>
    <style:style style:name="T48" style:family="text">
      <style:text-properties fo:color="#000000" fo:font-style="normal" fo:font-weight="normal" officeooo:rsid="05fc54da" style:font-style-asian="normal" style:font-weight-asian="normal" style:font-style-complex="normal" style:font-weight-complex="normal"/>
    </style:style>
    <style:style style:name="T49" style:family="text">
      <style:text-properties fo:color="#000000" fo:font-style="normal" fo:font-weight="normal" officeooo:rsid="05f5fc32" style:font-style-asian="normal" style:font-weight-asian="normal" style:font-style-complex="normal" style:font-weight-complex="normal"/>
    </style:style>
    <style:style style:name="T50" style:family="text">
      <style:text-properties fo:color="#000000" style:font-name="Liberation Serif" fo:font-size="12pt" fo:font-weight="bold" officeooo:rsid="00474485" fo:background-color="#ffffff" loext:char-shading-value="0" style:font-size-asian="12pt" style:font-weight-asian="bold" style:font-size-complex="12pt" style:font-weight-complex="bold"/>
    </style:style>
    <style:style style:name="T51" style:family="text">
      <style:text-properties fo:color="#000000" style:font-name="Liberation Serif" fo:font-size="12pt" fo:font-weight="normal" officeooo:rsid="05f64920" fo:background-color="#ffffff" loext:char-shading-value="0" style:font-size-asian="12pt" style:font-weight-asian="normal" style:font-size-complex="12pt" style:font-weight-complex="normal"/>
    </style:style>
    <style:style style:name="T52" style:family="text">
      <style:text-properties fo:color="#000000" officeooo:rsid="057d7679"/>
    </style:style>
    <style:style style:name="T53" style:family="text">
      <style:text-properties fo:color="#000000" officeooo:rsid="05a5b980"/>
    </style:style>
    <style:style style:name="T54" style:family="text">
      <style:text-properties fo:font-weight="normal" style:font-weight-asian="normal" style:font-weight-complex="normal"/>
    </style:style>
    <style:style style:name="T55" style:family="text">
      <style:text-properties fo:font-weight="normal" officeooo:rsid="001ee363" style:font-weight-asian="normal" style:font-weight-complex="normal"/>
    </style:style>
    <style:style style:name="T56" style:family="text">
      <style:text-properties fo:font-weight="normal" officeooo:rsid="060ff526" style:font-weight-asian="normal" style:font-weight-complex="normal"/>
    </style:style>
    <style:style style:name="T57" style:family="text">
      <style:text-properties fo:font-weight="normal" officeooo:rsid="0624bb98" style:font-weight-asian="normal" style:font-weight-complex="normal"/>
    </style:style>
    <style:style style:name="T58" style:family="text">
      <style:text-properties fo:font-weight="normal" officeooo:rsid="062b6b79" style:font-weight-asian="normal" style:font-weight-complex="normal"/>
    </style:style>
    <style:style style:name="T59" style:family="text">
      <style:text-properties fo:font-weight="normal" officeooo:rsid="062d2ed4" style:font-weight-asian="normal" style:font-weight-complex="normal"/>
    </style:style>
    <style:style style:name="T60" style:family="text">
      <style:text-properties fo:font-weight="normal" officeooo:rsid="062f2a0b" style:font-weight-asian="normal" style:font-weight-complex="normal"/>
    </style:style>
    <style:style style:name="T61" style:family="text">
      <style:text-properties fo:font-weight="normal" officeooo:rsid="062f6c9c" style:font-weight-asian="normal" style:font-weight-complex="normal"/>
    </style:style>
    <style:style style:name="T62" style:family="text">
      <style:text-properties fo:font-weight="normal" officeooo:rsid="0631cc42" style:font-weight-asian="normal" style:font-weight-complex="normal"/>
    </style:style>
    <style:style style:name="T63" style:family="text">
      <style:text-properties fo:font-weight="normal" officeooo:rsid="064504dc" style:font-weight-asian="normal" style:font-weight-complex="normal"/>
    </style:style>
    <style:style style:name="T64" style:family="text">
      <style:text-properties fo:font-weight="normal" officeooo:rsid="06558232" style:font-weight-asian="normal" style:font-weight-complex="normal"/>
    </style:style>
    <style:style style:name="T65" style:family="text">
      <style:text-properties officeooo:rsid="027d44cc"/>
    </style:style>
    <style:style style:name="T66" style:family="text">
      <style:text-properties officeooo:rsid="027ec9ab"/>
    </style:style>
    <style:style style:name="T67" style:family="text">
      <style:text-properties fo:font-variant="normal" fo:text-transform="none" fo:color="#000000" style:font-name="Liberation Serif" fo:font-size="12pt" fo:letter-spacing="normal" fo:font-style="normal" fo:font-weight="normal" officeooo:rsid="0080e223" style:font-size-asian="12pt" style:font-size-complex="12pt"/>
    </style:style>
    <style:style style:name="T68" style:family="text">
      <style:text-properties fo:font-variant="normal" fo:text-transform="none" fo:color="#000000" style:font-name="Liberation Serif" fo:font-size="12pt" fo:letter-spacing="normal" fo:font-style="normal" fo:font-weight="normal" officeooo:rsid="0081cfba" style:font-size-asian="12pt" style:font-size-complex="12pt"/>
    </style:style>
    <style:style style:name="T69" style:family="text">
      <style:text-properties fo:font-variant="normal" fo:text-transform="none" fo:color="#000000" style:font-name="Liberation Serif" fo:font-size="12pt" fo:letter-spacing="normal" fo:font-style="normal" fo:font-weight="normal" officeooo:rsid="0081f376" style:font-size-asian="12pt" style:font-size-complex="12pt"/>
    </style:style>
    <style:style style:name="T70" style:family="text">
      <style:text-properties fo:font-variant="normal" fo:text-transform="none" fo:color="#000000" style:font-name="Liberation Serif" fo:font-size="12pt" fo:letter-spacing="normal" fo:font-style="normal" fo:font-weight="normal" officeooo:rsid="04e3b0c7" style:font-size-asian="12pt" style:font-size-complex="12pt"/>
    </style:style>
    <style:style style:name="T71" style:family="text">
      <style:text-properties fo:font-variant="normal" fo:text-transform="none" fo:color="#000000" style:font-name="Liberation Serif" fo:font-size="12pt" fo:letter-spacing="normal" fo:font-style="normal" fo:font-weight="normal" officeooo:rsid="04e4d878" style:font-size-asian="12pt" style:font-size-complex="12pt"/>
    </style:style>
    <style:style style:name="T72" style:family="text">
      <style:text-properties fo:font-variant="normal" fo:text-transform="none" fo:color="#000000" style:font-name="Liberation Serif" fo:font-size="12pt" fo:letter-spacing="normal" fo:font-style="normal" fo:font-weight="normal" officeooo:rsid="058f1e89" style:font-size-asian="12pt" style:font-size-complex="12pt"/>
    </style:style>
    <style:style style:name="T73" style:family="text">
      <style:text-properties fo:font-variant="normal" fo:text-transform="none" fo:color="#000000" style:font-name="Liberation Serif" fo:font-size="12pt" fo:letter-spacing="normal" fo:font-style="normal" fo:font-weight="normal" officeooo:rsid="05ef972b" style:font-size-asian="12pt" style:font-size-complex="12pt"/>
    </style:style>
    <style:style style:name="T74" style:family="text">
      <style:text-properties fo:font-variant="normal" fo:text-transform="none" fo:color="#000000" style:font-name="Liberation Serif" fo:font-size="12pt" fo:letter-spacing="normal" fo:font-style="normal" fo:font-weight="normal" officeooo:rsid="05f0f19c" style:font-size-asian="12pt" style:font-size-complex="12pt"/>
    </style:style>
    <style:style style:name="T75" style:family="text">
      <style:text-properties fo:font-variant="normal" fo:text-transform="none" fo:color="#000000" style:font-name="Liberation Serif" fo:font-size="12pt" fo:letter-spacing="normal" fo:font-style="normal" fo:font-weight="normal" officeooo:rsid="05f59f91" style:font-size-asian="12pt" style:font-size-complex="12pt"/>
    </style:style>
    <style:style style:name="T76" style:family="text">
      <style:text-properties fo:font-variant="normal" fo:text-transform="none" fo:color="#000000" style:font-name="Liberation Serif" fo:font-size="12pt" fo:letter-spacing="normal" fo:font-style="normal" fo:font-weight="normal" officeooo:rsid="05f9e047" style:font-size-asian="12pt" style:font-size-complex="12pt"/>
    </style:style>
    <style:style style:name="T77" style:family="text">
      <style:text-properties fo:font-variant="normal" fo:text-transform="none" fo:color="#000000" style:font-name="Liberation Serif" fo:font-size="12pt" fo:letter-spacing="normal" fo:font-style="normal" fo:font-weight="normal" officeooo:rsid="00828f47" style:font-size-asian="12pt" style:font-weight-asian="bold" style:font-size-complex="12pt" style:font-weight-complex="bold"/>
    </style:style>
    <style:style style:name="T78" style:family="text">
      <style:text-properties fo:font-variant="normal" fo:text-transform="none" fo:color="#000000" style:font-name="Liberation Serif" fo:font-size="12pt" fo:letter-spacing="normal" fo:font-style="normal" fo:font-weight="normal" officeooo:rsid="005f9fdb" fo:background-color="#ffffff" loext:char-shading-value="0" style:font-size-asian="12pt" style:font-weight-asian="normal" style:font-size-complex="12pt" style:font-weight-complex="normal"/>
    </style:style>
    <style:style style:name="T79" style:family="text">
      <style:text-properties fo:font-variant="normal" fo:text-transform="none" fo:color="#000000" style:font-name="Liberation Serif" fo:font-size="12pt" fo:letter-spacing="normal" fo:font-style="normal" fo:font-weight="normal" officeooo:rsid="04ff4d93" fo:background-color="#ffffff" loext:char-shading-value="0" style:font-size-asian="12pt" style:font-weight-asian="normal" style:font-size-complex="12pt" style:font-weight-complex="normal"/>
    </style:style>
    <style:style style:name="T80" style:family="text">
      <style:text-properties fo:font-variant="normal" fo:text-transform="none" fo:color="#000000" style:font-name="Liberation Serif" fo:font-size="12pt" fo:letter-spacing="normal" fo:font-style="normal" fo:font-weight="normal" officeooo:rsid="0501e4e2" fo:background-color="#ffffff" loext:char-shading-value="0" style:font-size-asian="12pt" style:font-weight-asian="normal" style:font-size-complex="12pt" style:font-weight-complex="normal"/>
    </style:style>
    <style:style style:name="T81" style:family="text">
      <style:text-properties fo:font-variant="normal" fo:text-transform="none" fo:color="#000000" style:font-name="Liberation Serif" fo:font-size="12pt" fo:letter-spacing="normal" fo:font-style="normal" fo:font-weight="normal" officeooo:rsid="0502a77f" fo:background-color="#ffffff" loext:char-shading-value="0" style:font-size-asian="12pt" style:font-weight-asian="normal" style:font-size-complex="12pt" style:font-weight-complex="normal"/>
    </style:style>
    <style:style style:name="T82" style:family="text">
      <style:text-properties fo:font-variant="normal" fo:text-transform="none" fo:color="#000000" style:font-name="Liberation Serif" fo:font-size="12pt" fo:letter-spacing="normal" fo:font-style="normal" fo:font-weight="normal" officeooo:rsid="04767dea" fo:background-color="#ffffff" loext:char-shading-value="0" style:font-size-asian="12pt" style:font-weight-asian="normal" style:font-size-complex="12pt" style:font-weight-complex="normal"/>
    </style:style>
    <style:style style:name="T83" style:family="text">
      <style:text-properties fo:font-variant="normal" fo:text-transform="none" fo:color="#000000" style:font-name="Liberation Serif" fo:font-size="12pt" fo:letter-spacing="normal" fo:font-style="normal" fo:font-weight="normal" officeooo:rsid="05f59f91" fo:background-color="#ffffff" loext:char-shading-value="0" style:font-size-asian="12pt" style:font-weight-asian="normal" style:font-size-complex="12pt" style:font-weight-complex="normal"/>
    </style:style>
    <style:style style:name="T84" style:family="text">
      <style:text-properties fo:font-variant="normal" fo:text-transform="none" fo:color="#000000" style:font-name="Liberation Serif" fo:font-size="12pt" fo:letter-spacing="normal" fo:font-style="normal" fo:font-weight="normal" officeooo:rsid="05f87c20" fo:background-color="#ffffff" loext:char-shading-value="0" style:font-size-asian="12pt" style:font-weight-asian="normal" style:font-size-complex="12pt" style:font-weight-complex="normal"/>
    </style:style>
    <style:style style:name="T85" style:family="text">
      <style:text-properties fo:font-variant="normal" fo:text-transform="none" fo:color="#000000" style:font-name="Liberation Serif" fo:font-size="12pt" fo:letter-spacing="normal" fo:font-style="normal" fo:font-weight="normal" officeooo:rsid="05f9081c" fo:background-color="#ffffff" loext:char-shading-value="0" style:font-size-asian="12pt" style:font-weight-asian="normal" style:font-size-complex="12pt" style:font-weight-complex="normal"/>
    </style:style>
    <style:style style:name="T86" style:family="text">
      <style:text-properties fo:font-variant="normal" fo:text-transform="none" fo:color="#000000" style:font-name="Liberation Serif" fo:font-size="12pt" fo:letter-spacing="normal" fo:font-style="normal" fo:font-weight="bold" officeooo:rsid="0081f376" style:font-size-asian="12pt" style:font-weight-asian="bold" style:font-size-complex="12pt" style:font-weight-complex="bold"/>
    </style:style>
    <style:style style:name="T87" style:family="text">
      <style:text-properties fo:font-variant="normal" fo:text-transform="none" fo:color="#000000" style:font-name="Liberation Serif" fo:font-size="12pt" fo:letter-spacing="normal" fo:font-style="normal" fo:font-weight="bold" officeooo:rsid="05f59f91" style:font-size-asian="12pt" style:font-weight-asian="bold" style:font-size-complex="12pt" style:font-weight-complex="bold"/>
    </style:style>
    <style:style style:name="T88" style:family="text">
      <style:text-properties fo:font-variant="normal" fo:text-transform="none" fo:color="#0b0080" style:text-line-through-style="none" style:text-line-through-type="none" style:font-name="Liberation Serif" fo:font-size="12pt" fo:letter-spacing="normal" fo:font-style="normal" style:text-underline-style="none" style:text-blinking="false" style:font-size-asian="12pt" style:font-size-complex="12pt"/>
    </style:style>
    <style:style style:name="T89" style:family="text">
      <style:text-properties fo:font-variant="normal" fo:text-transform="none" fo:color="#0b008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90" style:family="text">
      <style:text-properties fo:font-variant="normal" fo:text-transform="none" fo:color="#222222" style:font-name="Liberation Serif" fo:font-size="12pt" fo:letter-spacing="normal" fo:font-style="normal" style:font-size-asian="12pt" style:font-size-complex="12pt"/>
    </style:style>
    <style:style style:name="T91" style:family="text">
      <style:text-properties fo:font-variant="normal" fo:text-transform="none" fo:color="#222222" style:font-name="Liberation Serif" fo:font-size="12pt" fo:letter-spacing="normal" fo:font-style="normal" fo:font-weight="normal" style:font-size-asian="12pt" style:font-size-complex="12pt"/>
    </style:style>
    <style:style style:name="T92" style:family="text">
      <style:text-properties officeooo:rsid="0080e223"/>
    </style:style>
    <style:style style:name="T93" style:family="text">
      <style:text-properties officeooo:rsid="05d9ad79"/>
    </style:style>
    <style:style style:name="T94" style:family="text">
      <style:text-properties officeooo:rsid="05dd6b48"/>
    </style:style>
    <style:style style:name="T95" style:family="text">
      <style:text-properties officeooo:rsid="05e01673"/>
    </style:style>
    <style:style style:name="T96" style:family="text">
      <style:text-properties officeooo:rsid="05e15d10"/>
    </style:style>
    <style:style style:name="T97" style:family="text">
      <style:text-properties officeooo:rsid="05e3edb8"/>
    </style:style>
    <style:style style:name="T98" style:family="text">
      <style:text-properties officeooo:rsid="05e4ae26"/>
    </style:style>
    <style:style style:name="T99" style:family="text">
      <style:text-properties officeooo:rsid="05e578cf"/>
    </style:style>
    <style:style style:name="T100" style:family="text">
      <style:text-properties officeooo:rsid="05e7bb28"/>
    </style:style>
    <style:style style:name="T101" style:family="text">
      <style:text-properties officeooo:rsid="05ea0352"/>
    </style:style>
    <style:style style:name="T102" style:family="text">
      <style:text-properties officeooo:rsid="05f5bcfb"/>
    </style:style>
    <style:style style:name="T103" style:family="text">
      <style:text-properties officeooo:rsid="0607d8d9"/>
    </style:style>
    <style:style style:name="T104" style:family="text">
      <style:text-properties officeooo:rsid="060d2f3c"/>
    </style:style>
    <style:style style:name="T105" style:family="text">
      <style:text-properties officeooo:rsid="06152f09"/>
    </style:style>
    <style:style style:name="T106" style:family="text">
      <style:text-properties officeooo:rsid="0616fe12"/>
    </style:style>
    <style:style style:name="T107" style:family="text">
      <style:text-properties officeooo:rsid="06179968"/>
    </style:style>
    <style:style style:name="T108" style:family="text">
      <style:text-properties officeooo:rsid="0624bb98"/>
    </style:style>
    <style:style style:name="T109" style:family="text">
      <style:text-properties officeooo:rsid="064504dc"/>
    </style:style>
    <style:style style:name="T110" style:family="text">
      <style:text-properties officeooo:rsid="06451f3a"/>
    </style:style>
    <style:style style:name="T111" style:family="text">
      <style:text-properties officeooo:rsid="0649ac20"/>
    </style:style>
    <style:style style:name="T112" style:family="text">
      <style:text-properties officeooo:rsid="064e416c"/>
    </style:style>
    <style:style style:name="T113" style:family="text">
      <style:text-properties officeooo:rsid="064f8bcb"/>
    </style:style>
    <style:style style:name="T114" style:family="text">
      <style:text-properties officeooo:rsid="06506c08"/>
    </style:style>
    <style:style style:name="T115" style:family="text">
      <style:text-properties officeooo:rsid="065dd110"/>
    </style:style>
    <style:style style:name="T116" style:family="text">
      <style:text-properties officeooo:rsid="0661a8a5"/>
    </style:style>
    <style:style style:name="T117" style:family="text">
      <style:text-properties officeooo:rsid="0661ef3e"/>
    </style:style>
    <style:style style:name="T118" style:family="text">
      <style:text-properties officeooo:rsid="0663cec5"/>
    </style:style>
    <style:style style:name="T119" style:family="text">
      <style:text-properties officeooo:rsid="0668dcdf"/>
    </style:style>
    <style:style style:name="T120" style:family="text">
      <style:text-properties officeooo:rsid="066ac4f9"/>
    </style:style>
    <style:style style:name="T121" style:family="text">
      <style:text-properties officeooo:rsid="066d4be7"/>
    </style:style>
    <style:style style:name="T122" style:family="text">
      <style:text-properties officeooo:rsid="066f5091"/>
    </style:style>
    <style:style style:name="T123" style:family="text">
      <style:text-properties officeooo:rsid="067160a3"/>
    </style:style>
    <style:style style:name="T124" style:family="text">
      <style:text-properties officeooo:rsid="06730081"/>
    </style:style>
    <style:style style:name="T125" style:family="text">
      <style:text-properties officeooo:rsid="06740667"/>
    </style:style>
    <style:style style:name="T126" style:family="text">
      <style:text-properties officeooo:rsid="06758cdc"/>
    </style:style>
    <style:style style:name="T127" style:family="text">
      <style:text-properties officeooo:rsid="0676e5d5"/>
    </style:style>
    <style:style style:name="T128" style:family="text">
      <style:text-properties officeooo:rsid="067b3d06"/>
    </style:style>
    <style:style style:name="T129" style:family="text">
      <style:text-properties officeooo:rsid="068084ae"/>
    </style:style>
    <style:style style:name="T130" style:family="text">
      <style:text-properties officeooo:rsid="06825757"/>
    </style:style>
    <style:style style:name="T131" style:family="text">
      <style:text-properties officeooo:rsid="06855ff3"/>
    </style:style>
    <style:style style:name="T132" style:family="text">
      <style:text-properties officeooo:rsid="068ff0c7"/>
    </style:style>
    <style:style style:name="T133" style:family="text">
      <style:text-properties officeooo:rsid="069312f4"/>
    </style:style>
    <style:style style:name="T134" style:family="text">
      <style:text-properties officeooo:rsid="069503c5"/>
    </style:style>
    <style:style style:name="T135" style:family="text">
      <style:text-properties officeooo:rsid="0676a8b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STANBUL SABAHATTİN ZAİM ÜNİVERSİTESİ</text:p>
      <text:p text:style-name="P8"/>
      <text:p text:style-name="P10">FEN BİLİMLERİ ENSTİTÜSÜ</text:p>
      <text:p text:style-name="P10"/>
      <text:p text:style-name="P10">BİLGİSAYAR BİLİM<text:span text:style-name="T94">İ</text:span> VE MÜHENDİSLİĞİ</text:p>
      <text:p text:style-name="P10"/>
      <text:p text:style-name="P13">607 - ÖRÜNTÜ TANIMA PROJE<text:span text:style-name="T95">Sİ</text:span> I<text:span text:style-name="T109">I</text:span>.HAFTA</text:p>
      <text:p text:style-name="P14"/>
      <text:p text:style-name="P7"/>
      <text:p text:style-name="P7"/>
      <text:p text:style-name="P7"/>
      <text:p text:style-name="P7"/>
      <text:p text:style-name="P7"/>
      <text:p text:style-name="P7"/>
      <text:p text:style-name="P7"/>
      <text:p text:style-name="P7"/>
      <text:p text:style-name="P15"><text:span text:style-name="T2">S</text:span><text:span text:style-name="T1">ESTEN YAZIYA ÇEVRİM (SPEECH TO TEXT, S2T)</text:span></text:p>
      <text:p text:style-name="P9"/>
      <text:p text:style-name="P10">D<text:span text:style-name="T93">ERSİ VEREN</text:span>: YRD. DOÇ. DR. YAHYA ŞİRİN</text:p>
      <text:p text:style-name="P10"/>
      <text:p text:style-name="P11">MERT YILMAZ ÇAKIR</text:p>
      <text:p text:style-name="P11"/>
      <text:p text:style-name="P12">616816007</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Nisan, 2017</text:p>
      <text:p text:style-name="P10"/>
      <text:p text:style-name="P16"><text:span text:style-name="T53">Halkalı / </text:span><text:span text:style-name="T10">İstanbu</text:span><text:span text:style-name="T52">l</text:span></text:p>
      <text:p text:style-name="P45"/>
      <text:p text:style-name="P49"><text:soft-page-break/>İÇİNDEKİLER</text:p>
      <text:p text:style-name="P49">I. HAFTA: <text:span text:style-name="T111">A. </text:span>Çevresel İnceleme</text:p>
      <text:p text:style-name="P45"><text:span text:style-name="T108"><text:tab/></text:span><text:span text:style-name="T57">I. Giriş</text:span></text:p>
      <text:p text:style-name="P29"><text:tab/>II. Önceki Çalışmalar</text:p>
      <text:p text:style-name="P29"><text:tab/>III. Önerilen Sistem</text:p>
      <text:p text:style-name="P50">I<text:span text:style-name="T109">I</text:span>. HAFTA: <text:span text:style-name="T111">B. Veri Toplama</text:span></text:p>
      <text:p text:style-name="P46"><text:span text:style-name="T108"><text:tab/></text:span><text:span text:style-name="T57">I. </text:span><text:span text:style-name="T63">Veri Setleri</text:span></text:p>
      <text:p text:style-name="P30"><text:tab/>II. <text:span text:style-name="T120">İki Test Yöntemi</text:span></text:p>
      <text:p text:style-name="P30"><text:tab/>III. <text:span text:style-name="T110">Sözlük</text:span></text:p>
      <text:p text:style-name="P80">I<text:span text:style-name="T109">II</text:span>. HAFTA: <text:span text:style-name="T126">C. Ön İşleme</text:span></text:p>
      <text:p text:style-name="P81">I<text:span text:style-name="T128">V</text:span>. HAFTA: <text:span text:style-name="T129">D. Özellik Çıkarımı</text:span></text:p>
      <text:p text:style-name="P48">KAYNAKLAR</text:p>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I.HAFTA</text:p>
      <text:p text:style-name="P4"/>
      <text:p text:style-name="P3"><text:span text:style-name="T101">A</text:span>. Çevresel İnceleme</text:p>
      <text:p text:style-name="P2"/>
      <text:p text:style-name="P58"><text:span text:style-name="T33">K</text:span><text:span text:style-name="T11">onuşma tanıma, </text:span><text:span text:style-name="T34">g</text:span><text:span text:style-name="T12">elişen teknolojiyle b</text:span><text:span text:style-name="T11">ilgisayar</text:span><text:span text:style-name="T12">lar ile</text:span><text:span text:style-name="T11"> iletişimi</text:span><text:span text:style-name="T12">mizde</text:span><text:span text:style-name="T11">, </text:span><text:span text:style-name="T12">insan</text:span><text:span text:style-name="T11"> sesini aracılar olmadan tanıyarak, bilgisayarlar tarafından okunabilecek bir biçime çevir</text:span><text:span text:style-name="T33">ir. K</text:span><text:span text:style-name="T11">onuşma tanıma, insanlara konuşma ile cihazları yönetme imkânı tanır. Konuşma tanıma alanında yapılan önceki çalışmalarda, belirli kişi veya grubun sesi ile eğitilip, bu kişi veya gruba ait konuşmaların tanınmasına odaklanılmıştır. Böyle bir konuşmacı bağımlı sistem, yeni bir kişinin sesini, sisteme tanımlamadan çıkarımda bulunamamaktadır. Fakat günümüzde akıllı cihazlarda görülen konuşma tanıma sistemlerinin önemli bir özelliği konuşmacı bağımsız olarak tasarlanması </text:span><text:span text:style-name="T13">ve dünya genelinde en çok konuşulan dilleri tanıması</text:span><text:span text:style-name="T11">dır.</text:span></text:p>
      <text:p text:style-name="P59"><text:span text:style-name="T11">Bu </text:span><text:span text:style-name="T14">projede</text:span><text:span text:style-name="T11">, kullanıcı tarafından </text:span><text:span text:style-name="T15">k</text:span><text:span text:style-name="T16">elime ya da kelime grubu</text:span><text:span text:style-name="T17"> ile</text:span><text:span text:style-name="T11"> etiketlenen konuşma dizin</text:span><text:span text:style-name="T18">leriyle</text:span><text:span text:style-name="T11"> kendini </text:span><text:span text:style-name="T18">dil bağımsız olarak</text:span><text:span text:style-name="T11"> geliştiren bir sistem </text:span><text:span text:style-name="T19">üzerinde çalışılmıştır</text:span><text:span text:style-name="T11">. </text:span><text:span text:style-name="T20">E</text:span><text:span text:style-name="T21">tiketlenen her bir konuşma </text:span><text:span text:style-name="T22">ile</text:span><text:span text:style-name="T21">, dil araştırmaları için yenilikçi bir bakış açısı </text:span><text:span text:style-name="T23">sayılabilecek bir</text:span><text:span text:style-name="T21"> </text:span><text:span text:style-name="T32">k</text:span><text:span text:style-name="T23">orpus</text:span><text:span text:style-name="T21"> </text:span><text:span text:style-name="T24">tabanlı bir konuşma tanıma sistemi </text:span><text:span text:style-name="T21">oluşturu</text:span><text:span text:style-name="T23">lması önerilmiştir</text:span><text:span text:style-name="T21">. </text:span><text:span text:style-name="T16">Bu </text:span><text:span text:style-name="T14">proje</text:span><text:span text:style-name="T16">, </text:span><text:span text:style-name="T25">doğal dil işleme,</text:span><text:span text:style-name="T16"> sinyal işleme, örüntü tanıma </text:span><text:span text:style-name="T26">gibi</text:span><text:span text:style-name="T16"> bilgisayar bilimleri </text:span><text:span text:style-name="T27">ile dilbilim, haberleşme, bilgi teorisi gibi alanların kesişiminde</text:span><text:span text:style-name="T16"> yer almaktadır. </text:span><text:span text:style-name="T14">Proje</text:span><text:span text:style-name="T16"> kapsamında konuşma</text:span><text:span text:style-name="T28">nın</text:span><text:span text:style-name="T16"> yazıya çevrim</text:span><text:span text:style-name="T28">i</text:span><text:span text:style-name="T16"> </text:span><text:span text:style-name="T29">esnasındaki</text:span><text:span text:style-name="T28"> aşamalar incelen</text:span><text:span text:style-name="T30">ecek</text:span><text:span text:style-name="T28"> ve literatürdeki</text:span><text:span text:style-name="T16"> verimli </text:span><text:span text:style-name="T28">teknikler ile</text:span><text:span text:style-name="T13"> </text:span><text:span text:style-name="T28">konuşmacı ve </text:span><text:span text:style-name="T13">dil bağımsız </text:span><text:span text:style-name="T28">bir </text:span><text:span text:style-name="T13">sistem önerimi</text:span><text:span text:style-name="T16"> </text:span><text:span text:style-name="T31">yapıl</text:span><text:span text:style-name="T30">acaktır</text:span><text:span text:style-name="T16">. Bu </text:span><text:span text:style-name="T30">projedeki</text:span><text:span text:style-name="T16"> nihai hedef, insanların akıllı cihazlarla doğal ve etkili iletişim kurmalarını sağlamaktır.</text:span></text:p>
      <text:p text:style-name="P60"><text:span text:style-name="T58">Bu bağlamda </text:span><text:span text:style-name="T60">önce çevresel inceleme yapılmıştır. </text:span><text:span text:style-name="T61">B</text:span><text:span text:style-name="T58">irinci bölümde konuşma tanıma modeline giriş yapılmıştır. Çalışmanın ikinci bölümünde konuşma tanıma ile ilgili </text:span><text:span text:style-name="T59">önceden yapılmış çalışmalara yer verilmiştir. Bu çalışmalar kıyaslanmıştır. Kıyaslanan bu çalışmalardan verimli olan teknikler önerilen projede kullanılacaktır. </text:span><text:span text:style-name="T58">Üçüncü bölümde </text:span><text:span text:style-name="T62">önerilen sistem aşamalarıyla </text:span><text:span text:style-name="T58">incelenmiştir. </text:span></text:p>
      <text:p text:style-name="P28"/>
      <text:p text:style-name="P3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8"/>
      <text:p text:style-name="P18"/>
      <text:p text:style-name="P17"><text:soft-page-break/><text:span text:style-name="T6">1</text:span><text:span text:style-name="T1">. G</text:span><text:span text:style-name="T3">iriş</text:span></text:p>
      <text:p text:style-name="P1"/>
      <text:p text:style-name="P19">Teknoloji, insan hayatlarını daha basit ve kolay hale getir<text:span text:style-name="T96">mektedir.</text:span> <text:span text:style-name="T96">İ</text:span>nsanın, eylemlerini en iyi şekilde ses ile anlatması, insan-makine iletişimini konuşma tanıma sistemlerine yoğunlaştırmaktadır. Konuşma tanıma sistemi<text:span text:style-name="T99">nin</text:span> <text:span text:style-name="T97">ilk aşamasında</text:span>, kullanıcının belirli kurallar ile oluşturulan ve kurallarının bilgisayar tarafından bilindiği, birtakım sesli ifadeler <text:span text:style-name="T97">alınır. İkinci aşamada bu sesli ifadeler,</text:span> bilgisayar tarafından anlaşılabilecek formata dönüştür<text:span text:style-name="T98">ülür</text:span>. Konuşma tanıma; akıllı cihazlarda sesli komut uygulamaları, akıllı ev sistemleri, sesli komutlar ile sağlanan güvenlik sistemleri, eğitim sistemleri, Etkileşimli Ses Yanıtı (Interactive Voice Responce) ve Sesli Yanıt Ünitesi (Voice Response Unit) gibi birçok alanda gelişmeye ve geliştirilmeye devam etmektedir.</text:p>
      <text:p text:style-name="P20">Konuşma tanıma sistemleri üzerine yapılan önceki uygulamalar, konuşmacı bağımlı olarak eğitilip, eğitilen konuşmalara göre kişi tanıma üzerine olmuştur. Bu tip konuşmacı bağımlı sistemlerde tanıtılmayan kişiler için sistemin eğitilmesi gerekmektedir. Güvenlik, yetkilendirme gibi alanlarda tercih edilen bu sistemler, imkânlar ve zamanın sistemin konuşmacı bağımlı eğitilmesine göre yeterli olduğu uygulamalar için kullanılır. Konuşmacı bağımsız sistemler ise konuşmacı bağımlı sistemlere göre karmaşıklığı fazla ve daha zor oluşturulan sistemlerdir. Fakat, bu sistemler, konuşmacı bağımlı sistemler gibi bir şablon güncellemesine ihtiyaç duymadan herhangi birinin sesini tanımaya olanak sağlar.</text:p>
      <text:p text:style-name="P20"><text:span text:style-name="T100">K</text:span>onuşmacı bağımsız sistemler, kaydedilen çok sayıda ses örnekleriyle ön öğrenmeden geçirilerek kullanılır. Böyle bir sistemin dezavantajı ise herhangi bir dil için tüm konuşmacı varyasyonlarını modellemenin zor olmasıdır. Akıllı telefonlar da dahil olmak üzere birçok alanda örneği bulunan konuşma tanıma sistemlerinin önemli özelliklerinden bir tanesi konuşmacı bağımsız olması <text:span text:style-name="T65">ve günümüzde en çok konuşulan dilleri tanıması</text:span>dır. Bu çalışmada da konuşmacı ve dil bağımsız bir konuşma tanıma sistem<text:span text:style-name="T66">i için literatür taraması yapılmış ve verimli teknikler ile konuşma tanıma</text:span> önerimi yapılmıştır. Önerimi yapılan sistem<text:span text:style-name="T66">in uygulaması yapılacaktır.</text:span></text:p>
      <text:p text:style-name="P25"/>
      <text:p text:style-name="P61"/>
      <text:p text:style-name="P61"/>
      <text:p text:style-name="P61"/>
      <text:p text:style-name="P61"/>
      <text:p text:style-name="P61"/>
      <text:p text:style-name="P61"/>
      <text:p text:style-name="P61"/>
      <text:p text:style-name="P61"/>
      <text:p text:style-name="P69"/>
      <text:p text:style-name="P69"/>
      <text:p text:style-name="P69"/>
      <text:p text:style-name="P52"><text:soft-page-break/><text:span text:style-name="T115">2</text:span>. Önceki Çalışmalar</text:p>
      <text:p text:style-name="P63"><text:span text:style-name="T67">2016 yılında </text:span>Karthikeyan <text:span text:style-name="T92">V. ve arkadaşları, s</text:span><text:span text:style-name="T67">es uygulamaları için konuşma tanımanın performans karşılaştırması üzerine çalışmışlardır. Çalışmalarında özellikle görme zorluğu çeken kişiler için cihaza dokunmadan tüm cep telefonu uygulamalarını </text:span><text:span text:style-name="T70">kullanabilmeleri</text:span><text:span text:style-name="T67"> için konuşmacı bağımsız sistem üzerinde durmuş</text:span><text:span text:style-name="T72">lardır</text:span><text:span text:style-name="T67">. Önerilen sistem</text:span><text:span text:style-name="T73">de konuşma</text:span><text:span text:style-name="T67"> </text:span><text:span text:style-name="T74">özellikleri, </text:span><text:span text:style-name="T67">MFCC </text:span><text:span text:style-name="T85">(Mel Frequency Cepstral Cofficients)</text:span><text:span text:style-name="T67"> </text:span><text:span text:style-name="T73">tekniği kullanılarak çıkartıl</text:span><text:span text:style-name="T74">mıştır</text:span><text:span text:style-name="T73">.</text:span><text:span text:style-name="T67"> DTW </text:span><text:span text:style-name="T84">(Dynamic Time Warping)</text:span><text:span text:style-name="T67"> ve HMM </text:span><text:span text:style-name="T76">(Hidden Markov Model)</text:span><text:span text:style-name="T67"> / VQ </text:span><text:span text:style-name="T76">(Vector Quantization)</text:span><text:span text:style-name="T67"> kullanılarak şablon üretimi gibi iki farklı sınıflandırma modellemesi yoluyla değerlendirilm</text:span><text:span text:style-name="T68">iştir</text:span><text:span text:style-name="T67">. MFCC özellikleri ile HMM / VQ sınıflandırma modeli, sesli algılamalar için </text:span><text:span text:style-name="T68">diğer metotlara </text:span><text:span text:style-name="T70">göre daha yüksek olarak</text:span><text:span text:style-name="T67"> % 82.77 tanıma oranı ver</text:span><text:span text:style-name="T71">miştir</text:span><text:span text:style-name="T67"> </text:span><text:span text:style-name="T69">[</text:span><text:span text:style-name="T75">1</text:span><text:span text:style-name="T69">]</text:span><text:span text:style-name="T67">.</text:span></text:p>
      <text:p text:style-name="P64"><text:span text:style-name="T78">2016 yılında Imtiaz M.A. ve Raja G., otomatik konuşma tanıma (ASR) sistemi akustik konuşma sinyallerini kelimelerin dizisine dönüştürmek olarak tanımlayarak, MFCC, DTW ve K-En Yakın Komşu (KNN) teknikleri kullanılarak izole sözcük yapısına dayanan ASR sisteminin bir yaklaşımını sunmuşlardır. Konuşma sinyallerinin belirgin özelliklerini yakalamak için kullanılan Mel-Frekans ölçeği ile konuşma özellikleri MFCC kullanılarak çıkar</text:span><text:span text:style-name="T79">tılmıştır</text:span><text:span text:style-name="T78">. DTW, konuşma özelliği eşlemesi için uygulan</text:span><text:span text:style-name="T80">mıştır</text:span><text:span text:style-name="T78">. KNN sınıflandırıcı olarak kullanıl</text:span><text:span text:style-name="T80">mıştır</text:span><text:span text:style-name="T78">. Deney düzeneğinde, beş konuşmacıdan toplanan İngilizce kelimeler bulunmaktadır. Bu kelimeler, akustik olarak dengeli, gürültülü olmayan bir ortamda söylenmiştir. Önerilen ASR sisteminin deneysel sonuçları, karışıklık matrisi adı verilen matris formunda elde edilmiştir. Bu araştırmada elde edilen tanıma doğruluğu % 98.4 </text:span><text:span text:style-name="T81">olmuştur</text:span><text:span text:style-name="T78"> </text:span><text:span text:style-name="T82">[</text:span><text:span text:style-name="T83">2</text:span><text:span text:style-name="T82">]</text:span><text:span text:style-name="T78">.</text:span></text:p>
      <text:p text:style-name="P65"><text:span text:style-name="T47">2016 yılında Bakır, Almanca ses biçim ve özelliklerine bakılarak konuşmacının cinsiyetinin otomatik olarak tanınması için bir sistem tasarlamıştır. 50 erkek ve 50 kadından Almanca farklı uzunlukta kelime ve cümle ile yaklaşık 3000’ e yakın ses örneği alınmıştır. Ses örnekleri üzerinde özellik vektörleri, MFCC kullanılarak elde edilmiştir. Elde edilen ses örnekleri HMM, DTW ve GMM </text:span><text:span text:style-name="T48">(Gaussian Mixture Model)</text:span><text:span text:style-name="T47"> yöntemleri ile eğitilmiştir. Test aşamasında ise ses örneklerine bakılarak verilen ses örneğinin cinsiyeti belirlenmeye çalışılmıştır. GMM ile %84.26 oranında, DTW ile %87.37 oranında başarım gerçekleşirken, HMM ile %98.34 oranında başarım sağlanmıştır </text:span><text:span text:style-name="T49">[3]</text:span><text:span text:style-name="T47">.</text:span></text:p>
      <text:p text:style-name="P68">Önerilen proje için literatür araştırması yapılmıştır. Araştırmalar, yapılması hedeflenen projede kullanılacak olan tekniklerin tespitinde önemli rol oynayacaktır. Son yıllarda yapılan ve yukarıda anlatılan üç akademik çalışma detaylı incelenmiştir. İncelemeler neticesinde hedeflendiği gibi izole ve konuşmacı bağımsız sistemlerde özellik çıkarımında MFCC tekniği başarılı olarak kullanılmıştır. Ayrıca elde edilen özelliklerin sınıflandırılmasında yukarıda da başarım oranı verilen HMM tekniğinin verimli olduğu gözlemlenmiştir. Bu sebeple bu tekniklerin projede kullanılması hedeflenmiştir. </text:p>
      <text:p text:style-name="P17"/>
      <text:p text:style-name="P17"/>
      <text:p text:style-name="P17"/>
      <text:p text:style-name="P17"/>
      <text:p text:style-name="P17"/>
      <text:p text:style-name="P17"/>
      <text:p text:style-name="P17"/>
      <text:p text:style-name="P17"/>
      <text:p text:style-name="P62"><text:soft-page-break/><text:span text:style-name="T6">3</text:span><text:span text:style-name="T1">. </text:span><text:span text:style-name="T4">Önerilen Sistem</text:span></text:p>
      <text:p text:style-name="P21">Konuşma, insanlar arasında hızlı, etkin ve çok yönlü bir iletişim aracıdır. Konuşma içerisindeki bilgiler, karmaşık bir biçimde kodlanmıştır ve insanlar tarafından şifresi çözülebilmektedir. Bu insan kabiliyeti, araştırmacılara bu yeteneği taklit edecek sistemleri geliştirmeye ilham kaynağı olmuştur. Ses bilgisi uzmanlarından mühendislere kadar birçok araştırmacı, konuşma sinyalindeki bilgileri çözmek için çeşitli alanlarda çalışmaktadırlar. Bu alanlara, konuşulanların sese göre belirlenmesi, konuşulan dilin keşfedilmesi, konuşmanın aktarılması, konuşmanın tercümesi ve konuşmanın tanınması örnek olarak verilebilir.</text:p>
      <text:p text:style-name="P26"><text:span text:style-name="T40">Konuşma tanıma, bir kişinin bir mikrofona veya benzer bir donanıma ne söylediğini tanımlama ve anlamını metin, resim veya herhangi bir olay gibi gerekli herhangi bir biçimde yansıtan bir süreçtir.</text:span><text:span text:style-name="T35"> Konuşma tanıma, birçok araştırmacının </text:span><text:span text:style-name="T41">uzun</text:span><text:span text:style-name="T35"> yıllardır üzerinde çalıştığı bir alandır. Bu alanda, konuşmacı dil bilgisi mesajı ile ilgilenmektedir. Konuşma tanıma, bir metnin dikte edilmesinden gerçek zamanlı olarak bir televizyon yayını için altyazı üretmeye kadar birçok uygulamayı içerir. Konuşmacı tarafından dilsel, fizyolojik ve çevresel birtakım faktörlere bağlı olarak konuşmada değişkenlikler gözlenebilir. Böylece araştırmacılar, bir insan yeteneği olmasına karşın konuşmadan bilgi çıkarmanın basit bir süreç olmadığını tecrübe etmişlerdir. Bu tecrübeler ile araştırmacılar, konuşma sinyalinden ilgili bilgileri güvenilir bir şekilde çıkartmaya çalışmaktadırlar.</text:span></text:p>
      <text:p text:style-name="P27"><text:span text:style-name="T35">Günümüzde konuşma tanıma</text:span><text:span text:style-name="T38">nın</text:span><text:span text:style-name="T35"> </text:span><text:span text:style-name="T38">p</text:span><text:span text:style-name="T35">iyasada çeşitli </text:span><text:span text:style-name="T36">etkileşimli</text:span><text:span text:style-name="T35"> uygulamalar</text:span><text:span text:style-name="T38">ın</text:span><text:span text:style-name="T35">a ihtiyaç artmaktadır. Konuşma tanıma sistemleri ile uygulandığı alana göre, kullanım kolaylığı, veri toplama hızı, hareket serbestliği ve uzaktan veri giriş imkanı sağlanabilir. Konuşma tanıma literatürde geniş yer tutan bir örüntü tanıma problemidir ve bu problem özelinde elde edilen sonuçlar tüm literatüre katkı sağlar niteliktedir. İnsan iletişiminin en doğal biçimi olan konuşma yönteminin akıllı cihazlara yönelmesiyle, sesli komutlar ile özellikle ellerin ve gözlerin meşgul olduğu otomobillerde kolaylık sağlanabilir. Konuşma tanıma, çeşitli otomasyon ve güvenlik sistemleri, akıllı cihazların (telefon, </text:span><text:span text:style-name="T39">tablet</text:span><text:span text:style-name="T35">, vs) sesli komut ile kontrolü, bilgisayar tabanlı telesekreter gibi birçok kullanım alanı olabilecek bir uygulamadır.</text:span></text:p>
      <text:p text:style-name="P26"><text:span text:style-name="T35">Konuşmanın yazıya çevrilmesi için sesli ifadelerin, öncelikle bu sürece hazırlanarak bilgisayar destekli olarak tanıma sürecine </text:span><text:span text:style-name="T37">dahil edilmeleri</text:span><text:span text:style-name="T35"> gerekmektedir. Bu amaçla sesli ifadelerin bir mikrofon aracılığıyla örneksel sinyallere dönüştürülmesi, sayısal olarak işlenen bu sinyallerin gerekirse filtrelenmesi, etiketlenmesi (örneğin sesler, fonemler, kelime ya da kelime grubu olarak) ve tanıma işlemlerine taban oluşturacak </text:span><text:span text:style-name="T37">sınıflandırma teknikleriyle</text:span><text:span text:style-name="T35"> parametrik yapılar ya da yalın modellerle ifade edilen biçimlere dönüştürülmesi gerekmektedir. </text:span><text:span text:style-name="T43">Önerilen </text:span><text:span text:style-name="T44">projede</text:span><text:span text:style-name="T43">, kullanıcı bağımsız bir sistem üzerine çalışılmıştır. </text:span><text:span text:style-name="T44">Böyle bir sistemin</text:span><text:span text:style-name="T43"> zorlukları</text:span><text:span text:style-name="T44">nı</text:span><text:span text:style-name="T43"> göz önüne alırsak, bir ifade üzerine birden fazla kişinin ses kaydı alınması, sistemin verimini arttıracaktır. Önerilen </text:span><text:span text:style-name="T44">projede</text:span><text:span text:style-name="T43">, sistem kendini öğrendiği her yeni bilgiyle geliştirme</text:span><text:span text:style-name="T44">lidir</text:span><text:span text:style-name="T43">. Bu özellik ile sistem hangi dil üzerinden eğitilmeye başlarsa, bu dil üzerinden sistem gelişecektir. </text:span><text:span text:style-name="T45">Konuşma tanıma sistemi, algılanan sesin yazıya çevrilmesinde, soyutlandığı zaman iki aşamada incelenir. Bunlar sistemin tanıma evresi ve eğitim evrelesidir.</text:span></text:p>
      <text:p text:style-name="P22">Konuşma tanıma, büyük potansiyellere sahiptir ve yetersizlikleriyle insanlar için eğitimsel uyum süreci vardır. Çoğu kez bir konuşma tanıma sistemi çalışmazsa, bu kullanıcının davranışına ve bilgisine bağlıdır. Bunun gibi yetersiz bilgiyi önlemek için iki ölçüm vardır. Kullanıcılar sistemi, ses ile çalıştırmak için iyi hazırlanmış olmalıdır ve güncel teknolojileri bilmelidirler. Sistemin <text:soft-page-break/>eğitiminde verilen girdiye göre şekillenen çıktı bilgisi kıyaslanarak hesaplama yapılır. Hata oranın eğitim ile küçülmesi gerekmektedir. Burada eğitim evresi sınıflandırma fazında yapılır. Belirlenen teknik ile sistem eğitimine ve buna bağlı olarak da hata oranın azalmasına devam eder.</text:p>
      <text:p text:style-name="P23">Algılama cihazları ile saptanan ya da belirli bir formattaki <text:span text:style-name="T105">konuşma</text:span>, tanıma evresinde işlem görür. Bu aşamada kullanıcıdan alınan <text:span text:style-name="T106">konuşma</text:span>, tanıma evresindeki aşamalar ile yazıya çevrilir. Tanıma evresi, <text:span text:style-name="T107">konuşmanın</text:span> algılanması, sayısal olarak anlamlı özellik vektörlerine çevrilmesi ve sınıflandırma ile yazıya çevrilmesi işlemidir. <text:span text:style-name="T104">Bu projede konuşma tanıma süreci, konuşmacı tarafından söylenen kelimelere karşılık gelen özellik vektör dizilerinin çıkartılması ile başlanır. Konuşma tanıma sistemlerinde özellik vektörlerinin elde edilmesi sırasında literatürde kullanımı ve performansı yüksek olan MFCC algoritması önerilmiştir.</text:span></text:p>
      <text:p text:style-name="P24">Özellik vektörlerinin bulunmasından sonra, bu kelimelere karşılık gelen istatistiksel model ile veritabanı oluşturulur. Söylenen kelimeye karşılık, tüm veritabanı içerisinden arama yapılır ve verilen sinyale en uygun eşleşme seçilir. Her yeni eklenen ve sisteme kaydedilen ses dosyaları yazısıyla etiketlenerek VQ ile sistemin kod kitapları oluşturulur ve vektörler arası uzaklıklar hesaplanır. <text:span text:style-name="T103">Önerilen projede, kullanıcı ses kaydıyla konuşma metnini etiketleyerek sistemin kod kitabına kaydedilmesini sağlar. Kaydedilen metin sınıflandırma algoritmaları ile güncellenir ve sistem yeni olasılıksal modeller üretir. Üretilen bu modeller daha sonra sistemin test edilmesi aşamasında en yüksek olasılıklı eşleşmeyi yaparak konuşmaya en uygun metni ekranda gösterir.</text:span></text:p>
      <text:p text:style-name="P66">Burada sistemin her bir söz dizimi için eğitilmesi, HMM Baum Welch algoritması ile durumlar arasında olasılıkların hesabıdır. VQ ile bu durumsal olasılıklar için istatistiksel bir çerçeve sunulmaktadır. Bu yaklaşım ile HMM durumları üzerinde VQ Kod Defterinin optimum dağılımı gerçekleştirilir. Bu önerilen sistemde HMM’nin dağıtılmış VQ’sudur. Literatür araştırmalarımız ile konuşma tanıma üzerine önerdiğimiz çalışmada, konuşmacı bağımsızlık, dil bağımsızlık ve sistemsel verimliliğin/doğruluğun arttırılması hedeflenmiştir. Önerdiğimiz konuşma tanıma sisteminde sınıflandırma aşamasında, sinyal modellerin, özünü bilmeden sinyalin kaynağıyla ilgili modelleme yapabilmesinden HMM önerilmiştir. HMM'in geri görünümünde çalışan saklı bir Markov işlemi bulunur. Bu modeller gözlem vektörleri üretir ve HMM için gözlem dizileri oluşur.</text:p>
      <text:p text:style-name="P67"><text:span text:style-name="T42">Viterbi algoritması, özellikle Markov bilgi kaynakları ve HMM bağlamında, gözlemlenen olayların bir dizilimiyle sonuçlanan, gizli durumların en olası sırasını bulmak için uygun</text:span><text:span text:style-name="T46">dur.</text:span><text:span text:style-name="T42"> </text:span><text:span text:style-name="T46">D</text:span><text:span text:style-name="T42">inamik programlama algoritması ile bulunan en uygun şablon model yazı olarak ekrana yazılır. </text:span><text:span text:style-name="T56">Her söyleniş ideal halde bir HMM' ye sahip olmalıdır. Fakat kimi zaman bu olmaz, bu sebeple sözcük bazında HMM' lerimiz olmalıdır. Konuşmacı tarafından söylenen kelimeyle karşılaştırıp eşleştirmek için bir HMM, veritabanında bulunan bütün kelimeler için en iyisini gerçekleştirmelidir.</text:span></text:p>
      <text:p text:style-name="P67"/>
      <text:p text:style-name="P67"/>
      <text:p text:style-name="P67"/>
      <text:p text:style-name="P67"/>
      <text:p text:style-name="P67"/>
      <text:p text:style-name="P67"/>
      <text:p text:style-name="P55"><text:soft-page-break/>II.HAFTA</text:p>
      <text:p text:style-name="P51"><text:span text:style-name="T111">B</text:span>. <text:span text:style-name="T109">Veri Toplama</text:span></text:p>
      <text:p text:style-name="P34">Bir konuşma verisi (veya korpusu) konuşma ses dosyalarının ve metin transkriptlerinin bir veritabanıdır. Konuşma teknolojisinde konuşma korpusu, diğer şeylerin yanı sıra akustik modeller (daha sonra bir konuşma tanıma motoruyla kullanılabilir) oluşturmak için kullanılır. Dil bilim<text:span text:style-name="T112">in</text:span>de, <text:span text:style-name="T112">konuşma</text:span> korpus<text:span text:style-name="T112">u</text:span>; fonetik, konuşma analizi, diyalektoloji ve diğer alanlarda araştırma yapmak için kullanıl<text:span text:style-name="T121">an bir </text:span>veritabanıdır. <text:span text:style-name="T113">Korpora (corpora)</text:span> korpusun çoğul halidir (yani birçok veri tabanı).</text:p>
      <text:p text:style-name="P34">İki tür <text:span text:style-name="T113">k</text:span>onuşma <text:span text:style-name="T113">korporası</text:span> vardır:</text:p>
      <text:p text:style-name="P34">1. <text:span text:style-name="T113">Okuma k</text:span>onuşma<text:span text:style-name="T113">sı korporası,</text:span> aşağıdakileri içermektedir:</text:p>
      <text:list xml:id="list1376786814310168427" text:style-name="L1">
        <text:list-item>
          <text:p text:style-name="P73">Kitap alıntıları</text:p>
        </text:list-item>
        <text:list-item>
          <text:p text:style-name="P73">Yayın haberleri</text:p>
        </text:list-item>
        <text:list-item>
          <text:p text:style-name="P73">Kelimelerin listesi</text:p>
        </text:list-item>
        <text:list-item>
          <text:p text:style-name="P73">Rakam dizileri</text:p>
        </text:list-item>
      </text:list>
      <text:p text:style-name="P34">2. <text:span text:style-name="T113">Kendiliğinden oluşan k</text:span>onuşma <text:span text:style-name="T122">korporası</text:span>, <text:span text:style-name="T113">aşağıd</text:span>a<text:span text:style-name="T113">kileri</text:span> içerir:</text:p>
      <text:list xml:id="list1720388996345750348" text:style-name="L2">
        <text:list-item>
          <text:p text:style-name="P74">Diyaloglar - iki veya daha fazla insan arasında (toplantıları içerir)</text:p>
        </text:list-item>
        <text:list-item>
          <text:p text:style-name="P74">Anlatılar - bir hikaye anlatan bir kişi (böyle bir korpus Buckeye Corpus'tur)</text:p>
        </text:list-item>
        <text:list-item>
          <text:p text:style-name="P74">Harita görevleri - bir kişi haritada bir rota açıklar</text:p>
        </text:list-item>
        <text:list-item>
          <text:p text:style-name="P74">Randevu görevleri - İki kişi, bireysel zamanlamaları temel alarak ortak bir toplantı saati bulmaya çalışır.</text:p>
        </text:list-item>
      </text:list>
      <text:p text:style-name="P34">Özel bir konuşma <text:span text:style-name="T114">korporası</text:span>, yabancı aksanlı konuşma içeren yerli olmayan konuşma veritabanlarıdır.</text:p>
      <text:p text:style-name="P34"/>
      <text:p text:style-name="P34"/>
      <text:p text:style-name="P34"/>
      <text:p text:style-name="P34"/>
      <text:p text:style-name="P34"/>
      <text:p text:style-name="P34"/>
      <text:p text:style-name="P34"/>
      <text:p text:style-name="P34"/>
      <text:p text:style-name="P34"/>
      <text:p text:style-name="P34"/>
      <text:p text:style-name="P34"/>
      <text:p text:style-name="P57"><text:soft-page-break/>1. Veri Setleri</text:p>
      <text:p text:style-name="P35">TIMIT, farklı cinsiyetler ve lehçelerle ilgili Amerikalı konuşmacıların sesli ve sözlü olarak yazılmış konuşmalarının bir korpusudur. Her yazılmış öğe zaman içinde tasvir edilmiştir. TIMIT daha çok akustik-fonetik bilgi ve otomatik konuşma tanıma sistemleri için tasarlanmıştır. DARPA tarafından yaptırılmış ve Texas Instruments (TI) ve Massachusetts Institute of Technology (MIT) gibi birçok site üzerinde çalıştığından bu korpusun adı bu iki sitenin baş harflerinin birleştirilmesiyle TIMIT olarak adlandırılmıştır. NTIMIT (Ağ TIMIT) adı verilen bir telefon bant genişliği sürümü de vardır. TIMIT ve NTIMIT serbestçe bulunmamaktadır - veri kümesine erişim için Linguistic Data Consortium üyeliği ya da parasal bir ödeme gerekmektedir.</text:p>
      <text:p text:style-name="P42">TIMIT gibi farklı korpus veri setleri ingilizce ve birkaç dil için bulunmaktadır. Bunlara örnek vermek gerekirse;</text:p>
      <text:list xml:id="list7412080053175081482" text:style-name="L3">
        <text:list-item>
          <text:p text:style-name="P75">Spoken English Corpus</text:p>
        </text:list-item>
        <text:list-item>
          <text:p text:style-name="P75">The BABEL Speech Corpus</text:p>
        </text:list-item>
        <text:list-item>
          <text:p text:style-name="P75">List of children's speech corpora</text:p>
        </text:list-item>
        <text:list-item>
          <text:p text:style-name="P75">Non-native speech database</text:p>
        </text:list-item>
        <text:list-item>
          <text:p text:style-name="P75">Arabic Speech Corpus</text:p>
        </text:list-item>
      </text:list>
      <text:p text:style-name="P70"><text:span text:style-name="T64">B</text:span><text:span text:style-name="T54">u projede ise Türkçe konuşma kayıtları için bir veri seti oluşturulacaktır. Bu amaçla ilk olarak proje yazarı olarak kendi sesimden 150 Türkçe kelime kaydıyla veri seti oluşturdum. İlerki süreçlerde her bir konuşma için farklı konuşmacılardan ses kayıtları alınarak, veri seti zenginleştirilecektir.</text:span></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51"><text:soft-page-break/><text:span text:style-name="T115">2</text:span>. <text:span text:style-name="T119">İki Test Yöntemi</text:span></text:p>
      <text:p text:style-name="P56"><text:span text:style-name="T117">a</text:span>.<text:span text:style-name="T116">Derin Öğrenme</text:span> ile Test Yöntemi</text:p>
      <text:p text:style-name="P38">Son yıllarda, derin yapay sinir ağları (yinelenen sinir ağları dahil) <text:span text:style-name="T124">örüntü</text:span> tanıma ve makine öğrenmede <text:span text:style-name="T123">birçok</text:span> <text:span text:style-name="T123">araştırmada kullanıldı</text:span>. Sığ ve Derin Öğren<text:span text:style-name="T125">i</text:span>ciler, muhtemel öğrenilebilir, eylem ve etkiler arasında nedensel bağlantılar olan zincirler olan kredi atama yollarının derinliği ile ayırt edilirler. Derin denetimli öğrenmeyi (geri yayılım geçmişi de özetlenerek), denetlenmeyen öğrenme, güçlendirici öğrenme, evrimsel hesaplama, derin ve geniş ağları kodlayan kısa programlar için dolaylı arama gözden geçirilmelidir.</text:p>
      <text:p text:style-name="P54"><text:span text:style-name="T117">b</text:span>.HMM ile Test Yöntemi</text:p>
      <text:p text:style-name="P37">HMM’nin <text:span text:style-name="T125">test yöntemindeki</text:span> amacı gözlemlenen durumlara karşı olan durumları tahmin etmektir. HMM’de durumlar, gözlemler ve durumlar arası geçişler vardır. Konuşma tanımada gözlemler, ses sinyalinden elde edilen özellik vektörlerinden oluşur. Durumlar ise temel olarak alınan ses ifadelerinin karşılığı olan birimlere denk gelir. Bu durumda konuşma tanımada ki amaç saklı olan durum dizisini gözlemlerden yararlanılarak çıkarılan olasılıklardan bulmaya çalışmaktır. Her ses ifadesi için ayrı bir model tanımı yapılır. Her ses ifadesi bir model olarak düşünülürse gerçek zamanlı olarak gelen ses ifadeleri bu modellerin art arda sıralanması ile modellenir. Bu durumda her bir ses ifadesinin son durumda bir sonraki ses ifadesinin ilk durumuna bir geçişi söz konusudur. Böylece konuşma tanıma HMM ile gerçekleşmiş olur.</text:p>
      <text:p text:style-name="P36">Her söyleniş ideal halde bir HMM' ye sahip olmalıdır. Fakat kimi zaman bu olmaz, bu sebeple sözcük bazında HMM'lerimiz olmalıdır. Konuşmacı tarafından söylenen kelimeyle karşılaştırıp eşleştirmek için bir HMM, veritabanında bulunan bütün kelimeler için en iyisini gerçekleştirmelidir. <text:span text:style-name="T118">Bu proje içinde HMM'i test etmede kullanacağız.</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
      <text:p text:style-name="P32"/>
      <text:p text:style-name="P31"><text:soft-page-break/><text:span text:style-name="T6">3</text:span><text:span text:style-name="T1">. </text:span><text:span text:style-name="T5">Sözlük</text:span></text:p>
      <text:p text:style-name="P40">En çok kullanılan 150 Türkçe kelime tr.wiktionary.org sitesinden alınarak seslendirildi. Bu kelimeleri sıralayacak olursak;</text:p>
      <text:list xml:id="list7049010231146897703" text:style-name="L4">
        <text:list-item>
          <text:p text:style-name="P84"><text:a xlink:type="simple" xlink:href="https://tr.wiktionary.org/wiki/bir"><text:span text:style-name="T88">bir</text:span></text:a><text:span text:style-name="T90">, sıfat</text:span></text:p>
        </text:list-item>
        <text:list-item>
          <text:p text:style-name="P85"><text:a xlink:type="simple" xlink:href="https://tr.wiktionary.org/wiki/ve"><text:span text:style-name="T89">ve</text:span></text:a><text:span text:style-name="T91">, bağlaç</text:span></text:p>
        </text:list-item>
        <text:list-item>
          <text:p text:style-name="P85"><text:a xlink:type="simple" xlink:href="https://tr.wiktionary.org/wiki/olmak"><text:span text:style-name="T89">olmak</text:span></text:a><text:span text:style-name="T91">, fiil</text:span></text:p>
        </text:list-item>
        <text:list-item>
          <text:p text:style-name="P85"><text:a xlink:type="simple" xlink:href="https://tr.wiktionary.org/wiki/bu"><text:span text:style-name="T89">bu</text:span></text:a><text:span text:style-name="T91">, zamir</text:span></text:p>
        </text:list-item>
        <text:list-item>
          <text:p text:style-name="P85"><text:a xlink:type="simple" xlink:href="https://tr.wiktionary.org/wiki/için"><text:span text:style-name="T89">için</text:span></text:a><text:span text:style-name="T91">, edat</text:span></text:p>
        </text:list-item>
        <text:list-item>
          <text:p text:style-name="P85"><text:a xlink:type="simple" xlink:href="https://tr.wiktionary.org/wiki/o"><text:span text:style-name="T89">o</text:span></text:a><text:span text:style-name="T91">, zamir</text:span></text:p>
        </text:list-item>
        <text:list-item>
          <text:p text:style-name="P85"><text:a xlink:type="simple" xlink:href="https://tr.wiktionary.org/wiki/ben"><text:span text:style-name="T89">ben</text:span></text:a><text:span text:style-name="T91">, zamir</text:span></text:p>
        </text:list-item>
        <text:list-item>
          <text:p text:style-name="P85"><text:a xlink:type="simple" xlink:href="https://tr.wiktionary.org/wiki/demek"><text:span text:style-name="T89">demek</text:span></text:a><text:span text:style-name="T91">, fiil</text:span></text:p>
        </text:list-item>
        <text:list-item>
          <text:p text:style-name="P85"><text:a xlink:type="simple" xlink:href="https://tr.wiktionary.org/wiki/çok"><text:span text:style-name="T89">çok</text:span></text:a><text:span text:style-name="T91">, sıfat</text:span></text:p>
        </text:list-item>
        <text:list-item>
          <text:p text:style-name="P85"><text:a xlink:type="simple" xlink:href="https://tr.wiktionary.org/wiki/yapmak"><text:span text:style-name="T89">yapmak</text:span></text:a><text:span text:style-name="T91">, fiil</text:span></text:p>
        </text:list-item>
        <text:list-item>
          <text:p text:style-name="P85"><text:a xlink:type="simple" xlink:href="https://tr.wiktionary.org/wiki/ne"><text:span text:style-name="T89">ne</text:span></text:a><text:span text:style-name="T91">, zarf</text:span></text:p>
        </text:list-item>
        <text:list-item>
          <text:p text:style-name="P85"><text:a xlink:type="simple" xlink:href="https://tr.wiktionary.org/wiki/gibi"><text:span text:style-name="T89">gibi</text:span></text:a><text:span text:style-name="T91">, bağlaç</text:span></text:p>
        </text:list-item>
        <text:list-item>
          <text:p text:style-name="P85"><text:a xlink:type="simple" xlink:href="https://tr.wiktionary.org/wiki/daha"><text:span text:style-name="T89">daha</text:span></text:a><text:span text:style-name="T91">, sıfat</text:span></text:p>
        </text:list-item>
        <text:list-item>
          <text:p text:style-name="P85"><text:a xlink:type="simple" xlink:href="https://tr.wiktionary.org/wiki/almak"><text:span text:style-name="T89">almak</text:span></text:a><text:span text:style-name="T91">, fiil</text:span></text:p>
        </text:list-item>
        <text:list-item>
          <text:p text:style-name="P85"><text:a xlink:type="simple" xlink:href="https://tr.wiktionary.org/wiki/var"><text:span text:style-name="T89">var</text:span></text:a><text:span text:style-name="T91">, sıfat</text:span></text:p>
        </text:list-item>
        <text:list-item>
          <text:p text:style-name="P85"><text:a xlink:type="simple" xlink:href="https://tr.wiktionary.org/wiki/kendi"><text:span text:style-name="T89">kendi</text:span></text:a><text:span text:style-name="T91">, zamir</text:span></text:p>
        </text:list-item>
        <text:list-item>
          <text:p text:style-name="P85"><text:a xlink:type="simple" xlink:href="https://tr.wiktionary.org/wiki/gelmek"><text:span text:style-name="T89">gelmek</text:span></text:a><text:span text:style-name="T91">, fiil</text:span></text:p>
        </text:list-item>
        <text:list-item>
          <text:p text:style-name="P85"><text:a xlink:type="simple" xlink:href="https://tr.wiktionary.org/wiki/ile"><text:span text:style-name="T89">ile</text:span></text:a><text:span text:style-name="T91">, bağlaç</text:span></text:p>
        </text:list-item>
        <text:list-item>
          <text:p text:style-name="P85"><text:a xlink:type="simple" xlink:href="https://tr.wiktionary.org/wiki/vermek"><text:span text:style-name="T89">vermek</text:span></text:a><text:span text:style-name="T91">, fiil</text:span></text:p>
        </text:list-item>
        <text:list-item>
          <text:p text:style-name="P85"><text:a xlink:type="simple" xlink:href="https://tr.wiktionary.org/wiki/ama"><text:span text:style-name="T89">ama</text:span></text:a><text:span text:style-name="T91">, bağlaç</text:span></text:p>
        </text:list-item>
        <text:list-item>
          <text:p text:style-name="P85"><text:a xlink:type="simple" xlink:href="https://tr.wiktionary.org/wiki/sonra"><text:span text:style-name="T89">sonra</text:span></text:a><text:span text:style-name="T91">, edat</text:span></text:p>
        </text:list-item>
        <text:list-item>
          <text:p text:style-name="P85"><text:a xlink:type="simple" xlink:href="https://tr.wiktionary.org/wiki/kadar"><text:span text:style-name="T89">kadar</text:span></text:a><text:span text:style-name="T91">, edat</text:span></text:p>
        </text:list-item>
        <text:list-item>
          <text:p text:style-name="P85"><text:a xlink:type="simple" xlink:href="https://tr.wiktionary.org/wiki/yer"><text:span text:style-name="T89">yer</text:span></text:a><text:span text:style-name="T91">, isim</text:span></text:p>
        </text:list-item>
        <text:list-item>
          <text:p text:style-name="P85"><text:a xlink:type="simple" xlink:href="https://tr.wiktionary.org/wiki/en"><text:span text:style-name="T89">en</text:span></text:a><text:span text:style-name="T91">, isim</text:span></text:p>
        </text:list-item>
        <text:list-item>
          <text:p text:style-name="P85"><text:a xlink:type="simple" xlink:href="https://tr.wiktionary.org/wiki/insan"><text:span text:style-name="T89">insan</text:span></text:a><text:span text:style-name="T91">, isim</text:span></text:p>
        </text:list-item>
        <text:list-item>
          <text:p text:style-name="P85"><text:a xlink:type="simple" xlink:href="https://tr.wiktionary.org/wiki/değil"><text:span text:style-name="T89">değil</text:span></text:a><text:span text:style-name="T91">, isim</text:span></text:p>
        </text:list-item>
        <text:list-item>
          <text:p text:style-name="P85"><text:a xlink:type="simple" xlink:href="https://tr.wiktionary.org/wiki/her"><text:span text:style-name="T89">her</text:span></text:a><text:span text:style-name="T91">, sıfat</text:span></text:p>
        </text:list-item>
        <text:list-item>
          <text:p text:style-name="P85"><text:a xlink:type="simple" xlink:href="https://tr.wiktionary.org/wiki/istemek"><text:span text:style-name="T89">istemek</text:span></text:a><text:span text:style-name="T91">, fiil</text:span></text:p>
        </text:list-item>
        <text:list-item>
          <text:p text:style-name="P85"><text:a xlink:type="simple" xlink:href="https://tr.wiktionary.org/wiki/yıl"><text:span text:style-name="T89">yıl</text:span></text:a><text:span text:style-name="T91">, isim</text:span></text:p>
        </text:list-item>
        <text:list-item>
          <text:p text:style-name="P85"><text:a xlink:type="simple" xlink:href="https://tr.wiktionary.org/wiki/çıkmak"><text:span text:style-name="T89">çıkmak</text:span></text:a><text:span text:style-name="T91">, fiil</text:span></text:p>
        </text:list-item>
        <text:list-item>
          <text:p text:style-name="P85"><text:a xlink:type="simple" xlink:href="https://tr.wiktionary.org/wiki/görmek"><text:span text:style-name="T89">görmek</text:span></text:a><text:span text:style-name="T91">, fiil</text:span></text:p>
        </text:list-item>
        <text:list-item>
          <text:p text:style-name="P85"><text:a xlink:type="simple" xlink:href="https://tr.wiktionary.org/wiki/gün"><text:span text:style-name="T89">gün</text:span></text:a><text:span text:style-name="T91">, isim</text:span></text:p>
        </text:list-item>
        <text:list-item>
          <text:p text:style-name="P85"><text:a xlink:type="simple" xlink:href="https://tr.wiktionary.org/wiki/biz"><text:span text:style-name="T89">biz</text:span></text:a><text:span text:style-name="T91">, zamir</text:span></text:p>
        </text:list-item>
        <text:list-item>
          <text:p text:style-name="P85"><text:a xlink:type="simple" xlink:href="https://tr.wiktionary.org/wiki/gitmek"><text:span text:style-name="T89">gitmek</text:span></text:a><text:span text:style-name="T91">, fiil</text:span></text:p>
        </text:list-item>
        <text:list-item>
          <text:p text:style-name="P85"><text:a xlink:type="simple" xlink:href="https://tr.wiktionary.org/wiki/iş"><text:span text:style-name="T89">iş</text:span></text:a><text:span text:style-name="T91">, isim</text:span></text:p>
        </text:list-item>
        <text:list-item>
          <text:p text:style-name="P85"><text:a xlink:type="simple" xlink:href="https://tr.wiktionary.org/wiki/şey"><text:span text:style-name="T89">şey</text:span></text:a><text:span text:style-name="T91">, isim</text:span></text:p>
        </text:list-item>
        <text:list-item>
          <text:p text:style-name="P85"><text:a xlink:type="simple" xlink:href="https://tr.wiktionary.org/wiki/ara"><text:span text:style-name="T89">ara</text:span></text:a><text:span text:style-name="T91">, isim</text:span></text:p>
        </text:list-item>
        <text:list-item>
          <text:p text:style-name="P85"><text:a xlink:type="simple" xlink:href="https://tr.wiktionary.org/wiki/ki"><text:span text:style-name="T89">ki</text:span></text:a><text:span text:style-name="T91">, bağlaç</text:span></text:p>
        </text:list-item>
        <text:list-item>
          <text:p text:style-name="P85"><text:a xlink:type="simple" xlink:href="https://tr.wiktionary.org/wiki/bilmek"><text:span text:style-name="T89">bilmek</text:span></text:a><text:span text:style-name="T91">, fiil</text:span></text:p>
        </text:list-item>
        <text:list-item>
          <text:p text:style-name="P85"><text:a xlink:type="simple" xlink:href="https://tr.wiktionary.org/wiki/el"><text:span text:style-name="T89">el</text:span></text:a><text:span text:style-name="T91">, isim</text:span></text:p>
        </text:list-item>
        <text:list-item>
          <text:p text:style-name="P85"><text:soft-page-break/><text:a xlink:type="simple" xlink:href="https://tr.wiktionary.org/wiki/zaman"><text:span text:style-name="T89">zaman</text:span></text:a><text:span text:style-name="T91">, isim</text:span></text:p>
        </text:list-item>
        <text:list-item>
          <text:p text:style-name="P85"><text:a xlink:type="simple" xlink:href="https://tr.wiktionary.org/wiki/ya"><text:span text:style-name="T89">ya</text:span></text:a><text:span text:style-name="T91">, bağlaç</text:span></text:p>
        </text:list-item>
        <text:list-item>
          <text:p text:style-name="P85"><text:a xlink:type="simple" xlink:href="https://tr.wiktionary.org/wiki/çocuk"><text:span text:style-name="T89">çocuk</text:span></text:a><text:span text:style-name="T91">, isim</text:span></text:p>
        </text:list-item>
        <text:list-item>
          <text:p text:style-name="P85"><text:a xlink:type="simple" xlink:href="https://tr.wiktionary.org/wiki/iki"><text:span text:style-name="T89">iki</text:span></text:a><text:span text:style-name="T91">, sıfat</text:span></text:p>
        </text:list-item>
        <text:list-item>
          <text:p text:style-name="P85"><text:a xlink:type="simple" xlink:href="https://tr.wiktionary.org/wiki/bakmak"><text:span text:style-name="T89">bakmak</text:span></text:a><text:span text:style-name="T91">, fiil</text:span></text:p>
        </text:list-item>
        <text:list-item>
          <text:p text:style-name="P85"><text:a xlink:type="simple" xlink:href="https://tr.wiktionary.org/wiki/çalışmak"><text:span text:style-name="T89">çalışmak</text:span></text:a><text:span text:style-name="T91">, fiil</text:span></text:p>
        </text:list-item>
        <text:list-item>
          <text:p text:style-name="P85"><text:a xlink:type="simple" xlink:href="https://tr.wiktionary.org/wiki/içinde"><text:span text:style-name="T89">içinde</text:span></text:a><text:span text:style-name="T91">, isim</text:span></text:p>
        </text:list-item>
        <text:list-item>
          <text:p text:style-name="P85"><text:a xlink:type="simple" xlink:href="https://tr.wiktionary.org/wiki/büyük"><text:span text:style-name="T89">büyük</text:span></text:a><text:span text:style-name="T91">, sıfat</text:span></text:p>
        </text:list-item>
        <text:list-item>
          <text:p text:style-name="P85"><text:a xlink:type="simple" xlink:href="https://tr.wiktionary.org/wiki/yok"><text:span text:style-name="T89">yok</text:span></text:a><text:span text:style-name="T91">, zarf</text:span></text:p>
        </text:list-item>
        <text:list-item>
          <text:p text:style-name="P85"><text:a xlink:type="simple" xlink:href="https://tr.wiktionary.org/wiki/başlamak"><text:span text:style-name="T89">başlamak</text:span></text:a><text:span text:style-name="T91">, fiil</text:span></text:p>
        </text:list-item>
        <text:list-item>
          <text:p text:style-name="P85"><text:a xlink:type="simple" xlink:href="https://tr.wiktionary.org/wiki/yol"><text:span text:style-name="T89">yol</text:span></text:a><text:span text:style-name="T91">, isim</text:span></text:p>
        </text:list-item>
        <text:list-item>
          <text:p text:style-name="P85"><text:a xlink:type="simple" xlink:href="https://tr.wiktionary.org/wiki/kalmak"><text:span text:style-name="T89">kalmak</text:span></text:a><text:span text:style-name="T91">, fiil</text:span></text:p>
        </text:list-item>
        <text:list-item>
          <text:p text:style-name="P85"><text:a xlink:type="simple" xlink:href="https://tr.wiktionary.org/wiki/neden"><text:span text:style-name="T89">neden</text:span></text:a><text:span text:style-name="T91">, isim</text:span></text:p>
        </text:list-item>
        <text:list-item>
          <text:p text:style-name="P85"><text:a xlink:type="simple" xlink:href="https://tr.wiktionary.org/wiki/siz"><text:span text:style-name="T89">siz</text:span></text:a><text:span text:style-name="T91">, zamir</text:span></text:p>
        </text:list-item>
        <text:list-item>
          <text:p text:style-name="P85"><text:a xlink:type="simple" xlink:href="https://tr.wiktionary.org/wiki/konu"><text:span text:style-name="T89">konu</text:span></text:a><text:span text:style-name="T91">, isim</text:span></text:p>
        </text:list-item>
        <text:list-item>
          <text:p text:style-name="P85"><text:a xlink:type="simple" xlink:href="https://tr.wiktionary.org/wiki/yapılmak"><text:span text:style-name="T89">yapılmak</text:span></text:a><text:span text:style-name="T91">, fiil</text:span></text:p>
        </text:list-item>
        <text:list-item>
          <text:p text:style-name="P85"><text:a xlink:type="simple" xlink:href="https://tr.wiktionary.org/wiki/iyi"><text:span text:style-name="T89">iyi</text:span></text:a><text:span text:style-name="T91">, sıfat</text:span></text:p>
        </text:list-item>
        <text:list-item>
          <text:p text:style-name="P85"><text:a xlink:type="simple" xlink:href="https://tr.wiktionary.org/wiki/kadın"><text:span text:style-name="T89">kadın</text:span></text:a><text:span text:style-name="T91">, isim</text:span></text:p>
        </text:list-item>
        <text:list-item>
          <text:p text:style-name="P85"><text:a xlink:type="simple" xlink:href="https://tr.wiktionary.org/wiki/ev"><text:span text:style-name="T89">ev</text:span></text:a><text:span text:style-name="T91">, isim</text:span></text:p>
        </text:list-item>
        <text:list-item>
          <text:p text:style-name="P85"><text:a xlink:type="simple" xlink:href="https://tr.wiktionary.org/wiki/ise"><text:span text:style-name="T89">ise</text:span></text:a><text:span text:style-name="T91">, ek eylem</text:span></text:p>
        </text:list-item>
        <text:list-item>
          <text:p text:style-name="P85"><text:a xlink:type="simple" xlink:href="https://tr.wiktionary.org/wiki/diye"><text:span text:style-name="T89">diye</text:span></text:a><text:span text:style-name="T91">, zarf</text:span></text:p>
        </text:list-item>
        <text:list-item>
          <text:p text:style-name="P85"><text:a xlink:type="simple" xlink:href="https://tr.wiktionary.org/wiki/bulunmak"><text:span text:style-name="T89">bulunmak</text:span></text:a><text:span text:style-name="T91">, fiil</text:span></text:p>
        </text:list-item>
        <text:list-item>
          <text:p text:style-name="P85"><text:a xlink:type="simple" xlink:href="https://tr.wiktionary.org/wiki/söylemek"><text:span text:style-name="T89">söylemek</text:span></text:a><text:span text:style-name="T91">, fiil</text:span></text:p>
        </text:list-item>
        <text:list-item>
          <text:p text:style-name="P85"><text:a xlink:type="simple" xlink:href="https://tr.wiktionary.org/wiki/göz"><text:span text:style-name="T89">göz</text:span></text:a><text:span text:style-name="T91">, isim</text:span></text:p>
        </text:list-item>
        <text:list-item>
          <text:p text:style-name="P85"><text:a xlink:type="simple" xlink:href="https://tr.wiktionary.org/wiki/gerekmek"><text:span text:style-name="T89">gerekmek</text:span></text:a><text:span text:style-name="T91">, fiil</text:span></text:p>
        </text:list-item>
        <text:list-item>
          <text:p text:style-name="P85"><text:a xlink:type="simple" xlink:href="https://tr.wiktionary.org/wiki/dünya"><text:span text:style-name="T89">dünya</text:span></text:a><text:span text:style-name="T91">, isim</text:span></text:p>
        </text:list-item>
        <text:list-item>
          <text:p text:style-name="P85"><text:a xlink:type="simple" xlink:href="https://tr.wiktionary.org/wiki/baş"><text:span text:style-name="T89">baş</text:span></text:a><text:span text:style-name="T91">, isim</text:span></text:p>
        </text:list-item>
        <text:list-item>
          <text:p text:style-name="P85"><text:a xlink:type="simple" xlink:href="https://tr.wiktionary.org/wiki/durum"><text:span text:style-name="T89">durum</text:span></text:a><text:span text:style-name="T91">, isim</text:span></text:p>
        </text:list-item>
        <text:list-item>
          <text:p text:style-name="P85"><text:a xlink:type="simple" xlink:href="https://tr.wiktionary.org/wiki/yan"><text:span text:style-name="T89">yan</text:span></text:a><text:span text:style-name="T91">, isim</text:span></text:p>
        </text:list-item>
        <text:list-item>
          <text:p text:style-name="P85"><text:a xlink:type="simple" xlink:href="https://tr.wiktionary.org/wiki/geçmek"><text:span text:style-name="T89">geçmek</text:span></text:a><text:span text:style-name="T91">, fiil</text:span></text:p>
        </text:list-item>
        <text:list-item>
          <text:p text:style-name="P85"><text:a xlink:type="simple" xlink:href="https://tr.wiktionary.org/wiki/sen"><text:span text:style-name="T89">sen</text:span></text:a><text:span text:style-name="T91">, zamir</text:span></text:p>
        </text:list-item>
        <text:list-item>
          <text:p text:style-name="P85"><text:a xlink:type="simple" xlink:href="https://tr.wiktionary.org/wiki/onlar"><text:span text:style-name="T89">onlar</text:span></text:a><text:span text:style-name="T91">, zamir</text:span></text:p>
        </text:list-item>
        <text:list-item>
          <text:p text:style-name="P85"><text:a xlink:type="simple" xlink:href="https://tr.wiktionary.org/wiki/yeni"><text:span text:style-name="T89">yeni</text:span></text:a><text:span text:style-name="T91">, sıfat</text:span></text:p>
        </text:list-item>
        <text:list-item>
          <text:p text:style-name="P85"><text:a xlink:type="simple" xlink:href="https://tr.wiktionary.org/wiki/önce"><text:span text:style-name="T89">önce</text:span></text:a><text:span text:style-name="T91">, zarf</text:span></text:p>
        </text:list-item>
        <text:list-item>
          <text:p text:style-name="P85"><text:a xlink:type="simple" xlink:href="https://tr.wiktionary.org/wiki/başka"><text:span text:style-name="T89">başka</text:span></text:a><text:span text:style-name="T91">, sıfat</text:span></text:p>
        </text:list-item>
        <text:list-item>
          <text:p text:style-name="P85"><text:a xlink:type="simple" xlink:href="https://tr.wiktionary.org/wiki/hâl"><text:span text:style-name="T89">hâl</text:span></text:a><text:span text:style-name="T91">, isim</text:span></text:p>
        </text:list-item>
        <text:list-item>
          <text:p text:style-name="P85"><text:a xlink:type="simple" xlink:href="https://tr.wiktionary.org/wiki/orta"><text:span text:style-name="T89">orta</text:span></text:a><text:span text:style-name="T91">, sıfat</text:span></text:p>
        </text:list-item>
        <text:list-item>
          <text:p text:style-name="P85"><text:a xlink:type="simple" xlink:href="https://tr.wiktionary.org/wiki/su"><text:span text:style-name="T89">su</text:span></text:a><text:span text:style-name="T91">, isim</text:span></text:p>
        </text:list-item>
        <text:list-item>
          <text:p text:style-name="P85"><text:a xlink:type="simple" xlink:href="https://tr.wiktionary.org/wiki/girmek"><text:span text:style-name="T89">girmek</text:span></text:a><text:span text:style-name="T91">, fiil</text:span></text:p>
        </text:list-item>
        <text:list-item>
          <text:p text:style-name="P85"><text:a xlink:type="simple" xlink:href="https://tr.wiktionary.org/wiki/ülke"><text:span text:style-name="T89">ülke</text:span></text:a><text:span text:style-name="T91">, isim</text:span></text:p>
        </text:list-item>
        <text:list-item>
          <text:p text:style-name="P85"><text:a xlink:type="simple" xlink:href="https://tr.wiktionary.org/wiki/yemek"><text:span text:style-name="T89">yemek</text:span></text:a><text:span text:style-name="T91">, fiil</text:span></text:p>
        </text:list-item>
        <text:list-item>
          <text:p text:style-name="P85"><text:a xlink:type="simple" xlink:href="https://tr.wiktionary.org/wiki/hiç"><text:span text:style-name="T89">hiç</text:span></text:a><text:span text:style-name="T91">, zarf</text:span></text:p>
        </text:list-item>
        <text:list-item>
          <text:p text:style-name="P85"><text:a xlink:type="simple" xlink:href="https://tr.wiktionary.org/wiki/bile"><text:span text:style-name="T89">bile</text:span></text:a><text:span text:style-name="T91">, zarf</text:span></text:p>
        </text:list-item>
        <text:list-item>
          <text:p text:style-name="P85"><text:a xlink:type="simple" xlink:href="https://tr.wiktionary.org/wiki/nasıl"><text:span text:style-name="T89">nasıl</text:span></text:a><text:span text:style-name="T91">, zarf</text:span></text:p>
        </text:list-item>
        <text:list-item>
          <text:p text:style-name="P85"><text:soft-page-break/><text:a xlink:type="simple" xlink:href="https://tr.wiktionary.org/wiki/bütün"><text:span text:style-name="T89">bütün</text:span></text:a><text:span text:style-name="T91">, sıfat</text:span></text:p>
        </text:list-item>
        <text:list-item>
          <text:p text:style-name="P85"><text:a xlink:type="simple" xlink:href="https://tr.wiktionary.org/wiki/karşı"><text:span text:style-name="T89">karşı</text:span></text:a><text:span text:style-name="T91">, edat</text:span></text:p>
        </text:list-item>
        <text:list-item>
          <text:p text:style-name="P85"><text:a xlink:type="simple" xlink:href="https://tr.wiktionary.org/wiki/bulmak"><text:span text:style-name="T89">bulmak</text:span></text:a><text:span text:style-name="T91">, fiil</text:span></text:p>
        </text:list-item>
        <text:list-item>
          <text:p text:style-name="P85"><text:a xlink:type="simple" xlink:href="https://tr.wiktionary.org/wiki/böyle"><text:span text:style-name="T89">böyle</text:span></text:a><text:span text:style-name="T91">, sıfat</text:span></text:p>
        </text:list-item>
        <text:list-item>
          <text:p text:style-name="P85"><text:a xlink:type="simple" xlink:href="https://tr.wiktionary.org/wiki/yaşamak"><text:span text:style-name="T89">yaşamak</text:span></text:a><text:span text:style-name="T91">, fiil</text:span></text:p>
        </text:list-item>
        <text:list-item>
          <text:p text:style-name="P85"><text:a xlink:type="simple" xlink:href="https://tr.wiktionary.org/wiki/düşünmek"><text:span text:style-name="T89">düşünmek</text:span></text:a><text:span text:style-name="T91">, fiil</text:span></text:p>
        </text:list-item>
        <text:list-item>
          <text:p text:style-name="P85"><text:a xlink:type="simple" xlink:href="https://tr.wiktionary.org/wiki/aynı"><text:span text:style-name="T89">aynı</text:span></text:a><text:span text:style-name="T91">, sıfat</text:span></text:p>
        </text:list-item>
        <text:list-item>
          <text:p text:style-name="P85"><text:a xlink:type="simple" xlink:href="https://tr.wiktionary.org/wiki/iç"><text:span text:style-name="T89">iç</text:span></text:a><text:span text:style-name="T91">, isim</text:span></text:p>
        </text:list-item>
        <text:list-item>
          <text:p text:style-name="P85"><text:a xlink:type="simple" xlink:href="https://tr.wiktionary.org/wiki/ancak"><text:span text:style-name="T89">ancak</text:span></text:a><text:span text:style-name="T91">, zarf</text:span></text:p>
        </text:list-item>
        <text:list-item>
          <text:p text:style-name="P85"><text:a xlink:type="simple" xlink:href="https://tr.wiktionary.org/wiki/kişi"><text:span text:style-name="T89">kişi</text:span></text:a><text:span text:style-name="T91">, isim</text:span></text:p>
        </text:list-item>
        <text:list-item>
          <text:p text:style-name="P85"><text:a xlink:type="simple" xlink:href="https://tr.wiktionary.org/wiki/bunlar"><text:span text:style-name="T89">bunlar</text:span></text:a><text:span text:style-name="T91">, zamir</text:span></text:p>
        </text:list-item>
        <text:list-item>
          <text:p text:style-name="P85"><text:a xlink:type="simple" xlink:href="https://tr.wiktionary.org/wiki/veya"><text:span text:style-name="T89">veya</text:span></text:a><text:span text:style-name="T91">, bağlaç</text:span></text:p>
        </text:list-item>
        <text:list-item>
          <text:p text:style-name="P85"><text:a xlink:type="simple" xlink:href="https://tr.wiktionary.org/wiki/ilk"><text:span text:style-name="T89">ilk</text:span></text:a><text:span text:style-name="T91">, sıfat</text:span></text:p>
        </text:list-item>
        <text:list-item>
          <text:p text:style-name="P85"><text:a xlink:type="simple" xlink:href="https://tr.wiktionary.org/wiki/göre"><text:span text:style-name="T89">göre</text:span></text:a><text:span text:style-name="T91">, zarf</text:span></text:p>
        </text:list-item>
        <text:list-item>
          <text:p text:style-name="P85"><text:a xlink:type="simple" xlink:href="https://tr.wiktionary.org/wiki/ön"><text:span text:style-name="T89">ön</text:span></text:a><text:span text:style-name="T91">, sıfat</text:span></text:p>
        </text:list-item>
        <text:list-item>
          <text:p text:style-name="P85"><text:a xlink:type="simple" xlink:href="https://tr.wiktionary.org/wiki/son"><text:span text:style-name="T89">son</text:span></text:a><text:span text:style-name="T91">, isim</text:span></text:p>
        </text:list-item>
        <text:list-item>
          <text:p text:style-name="P85"><text:a xlink:type="simple" xlink:href="https://tr.wiktionary.org/wiki/biri"><text:span text:style-name="T89">biri</text:span></text:a><text:span text:style-name="T91">, zamir</text:span></text:p>
        </text:list-item>
        <text:list-item>
          <text:p text:style-name="P85"><text:a xlink:type="simple" xlink:href="https://tr.wiktionary.org/wiki/şekil"><text:span text:style-name="T89">şekil</text:span></text:a><text:span text:style-name="T91">, isim</text:span></text:p>
        </text:list-item>
        <text:list-item>
          <text:p text:style-name="P85"><text:a xlink:type="simple" xlink:href="https://tr.wiktionary.org/wiki/önemli"><text:span text:style-name="T89">önemli</text:span></text:a><text:span text:style-name="T91">, sıfat</text:span></text:p>
        </text:list-item>
        <text:list-item>
          <text:p text:style-name="P85"><text:a xlink:type="simple" xlink:href="https://tr.wiktionary.org/wiki/yüz"><text:span text:style-name="T89">yüz</text:span></text:a><text:span text:style-name="T91">, isim</text:span></text:p>
        </text:list-item>
        <text:list-item>
          <text:p text:style-name="P85"><text:a xlink:type="simple" xlink:href="https://tr.wiktionary.org/wiki/hem"><text:span text:style-name="T89">hem</text:span></text:a><text:span text:style-name="T91">, bağlaç</text:span></text:p>
        </text:list-item>
        <text:list-item>
          <text:p text:style-name="P85"><text:a xlink:type="simple" xlink:href="https://tr.wiktionary.org/wiki/göstermek"><text:span text:style-name="T89">göstermek</text:span></text:a><text:span text:style-name="T91">, fiil</text:span></text:p>
        </text:list-item>
        <text:list-item>
          <text:p text:style-name="P85"><text:a xlink:type="simple" xlink:href="https://tr.wiktionary.org/wiki/etmek"><text:span text:style-name="T89">etmek</text:span></text:a><text:span text:style-name="T91">, fiil</text:span></text:p>
        </text:list-item>
        <text:list-item>
          <text:p text:style-name="P85"><text:a xlink:type="simple" xlink:href="https://tr.wiktionary.org/wiki/alt"><text:span text:style-name="T89">alt</text:span></text:a><text:span text:style-name="T91">, sıfat</text:span></text:p>
        </text:list-item>
        <text:list-item>
          <text:p text:style-name="P85"><text:a xlink:type="simple" xlink:href="https://tr.wiktionary.org/wiki/getirmek"><text:span text:style-name="T89">getirmek</text:span></text:a><text:span text:style-name="T91">, fiil</text:span></text:p>
        </text:list-item>
        <text:list-item>
          <text:p text:style-name="P85"><text:a xlink:type="simple" xlink:href="https://tr.wiktionary.org/wiki/kullanmak"><text:span text:style-name="T89">kullanmak</text:span></text:a><text:span text:style-name="T91">, fiil</text:span></text:p>
        </text:list-item>
        <text:list-item>
          <text:p text:style-name="P85"><text:a xlink:type="simple" xlink:href="https://tr.wiktionary.org/wiki/çünkü"><text:span text:style-name="T89">çünkü</text:span></text:a><text:span text:style-name="T91">, bağlaç</text:span></text:p>
        </text:list-item>
        <text:list-item>
          <text:p text:style-name="P85"><text:a xlink:type="simple" xlink:href="https://tr.wiktionary.org/wiki/taraf"><text:span text:style-name="T89">taraf</text:span></text:a><text:span text:style-name="T91">, isim</text:span></text:p>
        </text:list-item>
        <text:list-item>
          <text:p text:style-name="P85"><text:a xlink:type="simple" xlink:href="https://tr.wiktionary.org/wiki/şimdi"><text:span text:style-name="T89">şimdi</text:span></text:a><text:span text:style-name="T91">, zarf</text:span></text:p>
        </text:list-item>
        <text:list-item>
          <text:p text:style-name="P85"><text:a xlink:type="simple" xlink:href="https://tr.wiktionary.org/wiki/adam"><text:span text:style-name="T89">adam</text:span></text:a><text:span text:style-name="T91">, isim</text:span></text:p>
        </text:list-item>
        <text:list-item>
          <text:p text:style-name="P85"><text:a xlink:type="simple" xlink:href="https://tr.wiktionary.org/wiki/onun"><text:span text:style-name="T89">onun</text:span></text:a><text:span text:style-name="T91">, zamir</text:span></text:p>
        </text:list-item>
        <text:list-item>
          <text:p text:style-name="P85"><text:a xlink:type="simple" xlink:href="https://tr.wiktionary.org/wiki/diğer"><text:span text:style-name="T89">diğer</text:span></text:a><text:span text:style-name="T91">, sıfat</text:span></text:p>
        </text:list-item>
        <text:list-item>
          <text:p text:style-name="P85"><text:a xlink:type="simple" xlink:href="https://tr.wiktionary.org/wiki/artık"><text:span text:style-name="T89">artık</text:span></text:a><text:span text:style-name="T91">, zarf</text:span></text:p>
        </text:list-item>
        <text:list-item>
          <text:p text:style-name="P85"><text:a xlink:type="simple" xlink:href="https://tr.wiktionary.org/wiki/üzerinde"><text:span text:style-name="T89">üzerinde</text:span></text:a><text:span text:style-name="T91">, zarf</text:span></text:p>
        </text:list-item>
        <text:list-item>
          <text:p text:style-name="P85"><text:a xlink:type="simple" xlink:href="https://tr.wiktionary.org/wiki/ses"><text:span text:style-name="T89">ses</text:span></text:a><text:span text:style-name="T91">, isim</text:span></text:p>
        </text:list-item>
        <text:list-item>
          <text:p text:style-name="P85"><text:a xlink:type="simple" xlink:href="https://tr.wiktionary.org/wiki/hep"><text:span text:style-name="T89">hep</text:span></text:a><text:span text:style-name="T91">, zarf</text:span></text:p>
        </text:list-item>
        <text:list-item>
          <text:p text:style-name="P85"><text:a xlink:type="simple" xlink:href="https://tr.wiktionary.org/wiki/doğru"><text:span text:style-name="T89">doğru</text:span></text:a><text:span text:style-name="T91">, sıfat</text:span></text:p>
        </text:list-item>
        <text:list-item>
          <text:p text:style-name="P85"><text:a xlink:type="simple" xlink:href="https://tr.wiktionary.org/wiki/durmak"><text:span text:style-name="T89">durmak</text:span></text:a><text:span text:style-name="T91">, fiil</text:span></text:p>
        </text:list-item>
        <text:list-item>
          <text:p text:style-name="P85"><text:a xlink:type="simple" xlink:href="https://tr.wiktionary.org/wiki/kız"><text:span text:style-name="T89">kız</text:span></text:a><text:span text:style-name="T91">, isim</text:span></text:p>
        </text:list-item>
        <text:list-item>
          <text:p text:style-name="P85"><text:a xlink:type="simple" xlink:href="https://tr.wiktionary.org/wiki/tüm"><text:span text:style-name="T89">tüm</text:span></text:a><text:span text:style-name="T91">, sıfat</text:span></text:p>
        </text:list-item>
        <text:list-item>
          <text:p text:style-name="P85"><text:a xlink:type="simple" xlink:href="https://tr.wiktionary.org/wiki/çekmek"><text:span text:style-name="T89">çekmek</text:span></text:a><text:span text:style-name="T91">, fiil</text:span></text:p>
        </text:list-item>
        <text:list-item>
          <text:p text:style-name="P85"><text:a xlink:type="simple" xlink:href="https://tr.wiktionary.org/wiki/konuşmak"><text:span text:style-name="T89">konuşmak</text:span></text:a><text:span text:style-name="T91">, fiil</text:span></text:p>
        </text:list-item>
        <text:list-item>
          <text:p text:style-name="P85"><text:a xlink:type="simple" xlink:href="https://tr.wiktionary.org/wiki/para"><text:span text:style-name="T89">para</text:span></text:a><text:span text:style-name="T91">, isim</text:span></text:p>
        </text:list-item>
        <text:list-item>
          <text:p text:style-name="P85"><text:a xlink:type="simple" xlink:href="https://tr.wiktionary.org/wiki/anlamak"><text:span text:style-name="T89">anlamak</text:span></text:a><text:span text:style-name="T91">, fiil</text:span></text:p>
        </text:list-item>
        <text:list-item>
          <text:p text:style-name="P85"><text:soft-page-break/><text:a xlink:type="simple" xlink:href="https://tr.wiktionary.org/wiki/anne"><text:span text:style-name="T89">anne</text:span></text:a><text:span text:style-name="T91">, isim</text:span></text:p>
        </text:list-item>
        <text:list-item>
          <text:p text:style-name="P85"><text:a xlink:type="simple" xlink:href="https://tr.wiktionary.org/wiki/az"><text:span text:style-name="T89">az</text:span></text:a><text:span text:style-name="T91">, sıfat</text:span></text:p>
        </text:list-item>
        <text:list-item>
          <text:p text:style-name="P85"><text:a xlink:type="simple" xlink:href="https://tr.wiktionary.org/wiki/bazı"><text:span text:style-name="T89">bazı</text:span></text:a><text:span text:style-name="T91">, sıfat</text:span></text:p>
        </text:list-item>
        <text:list-item>
          <text:p text:style-name="P85"><text:a xlink:type="simple" xlink:href="https://tr.wiktionary.org/wiki/baba"><text:span text:style-name="T89">baba</text:span></text:a><text:span text:style-name="T91">, isim</text:span></text:p>
        </text:list-item>
        <text:list-item>
          <text:p text:style-name="P85"><text:a xlink:type="simple" xlink:href="https://tr.wiktionary.org/wiki/hayat"><text:span text:style-name="T89">hayat</text:span></text:a><text:span text:style-name="T91">, isim</text:span></text:p>
        </text:list-item>
        <text:list-item>
          <text:p text:style-name="P85"><text:a xlink:type="simple" xlink:href="https://tr.wiktionary.org/wiki/sadece"><text:span text:style-name="T89">sadece</text:span></text:a><text:span text:style-name="T91">, zarf</text:span></text:p>
        </text:list-item>
        <text:list-item>
          <text:p text:style-name="P85"><text:a xlink:type="simple" xlink:href="https://tr.wiktionary.org/wiki/küçük"><text:span text:style-name="T89">küçük</text:span></text:a><text:span text:style-name="T91">, sıfat</text:span></text:p>
        </text:list-item>
        <text:list-item>
          <text:p text:style-name="P85"><text:a xlink:type="simple" xlink:href="https://tr.wiktionary.org/wiki/fazla"><text:span text:style-name="T89">fazla</text:span></text:a><text:span text:style-name="T91">, sıfat</text:span></text:p>
        </text:list-item>
        <text:list-item>
          <text:p text:style-name="P85"><text:a xlink:type="simple" xlink:href="https://tr.wiktionary.org/wiki/bilgi"><text:span text:style-name="T89">bilgi</text:span></text:a><text:span text:style-name="T91">, isim</text:span></text:p>
        </text:list-item>
        <text:list-item>
          <text:p text:style-name="P85"><text:a xlink:type="simple" xlink:href="https://tr.wiktionary.org/wiki/an"><text:span text:style-name="T89">an</text:span></text:a><text:span text:style-name="T91">, isim</text:span></text:p>
        </text:list-item>
        <text:list-item>
          <text:p text:style-name="P85"><text:a xlink:type="simple" xlink:href="https://tr.wiktionary.org/wiki/sormak"><text:span text:style-name="T89">sormak</text:span></text:a><text:span text:style-name="T91">, fiil</text:span></text:p>
        </text:list-item>
        <text:list-item>
          <text:p text:style-name="P85"><text:a xlink:type="simple" xlink:href="https://tr.wiktionary.org/wiki/bunun"><text:span text:style-name="T89">bunun</text:span></text:a><text:span text:style-name="T91">, zamir</text:span></text:p>
        </text:list-item>
        <text:list-item>
          <text:p text:style-name="P85"><text:a xlink:type="simple" xlink:href="https://tr.wiktionary.org/wiki/öyle"><text:span text:style-name="T89">öyle</text:span></text:a><text:span text:style-name="T91">, zarf</text:span></text:p>
        </text:list-item>
        <text:list-item>
          <text:p text:style-name="P85"><text:a xlink:type="simple" xlink:href="https://tr.wiktionary.org/wiki/yine"><text:span text:style-name="T89">yine</text:span></text:a><text:span text:style-name="T91">, zarf</text:span></text:p>
        </text:list-item>
        <text:list-item>
          <text:p text:style-name="P85"><text:a xlink:type="simple" xlink:href="https://tr.wiktionary.org/wiki/sağlamak"><text:span text:style-name="T89">sağlamak</text:span></text:a><text:span text:style-name="T91">, fiil</text:span></text:p>
        </text:list-item>
        <text:list-item>
          <text:p text:style-name="P85"><text:a xlink:type="simple" xlink:href="https://tr.wiktionary.org/wiki/sonuç"><text:span text:style-name="T89">sonuç</text:span></text:a><text:span text:style-name="T91">, isim</text:span></text:p>
        </text:list-item>
        <text:list-item>
          <text:p text:style-name="P85"><text:a xlink:type="simple" xlink:href="https://tr.wiktionary.org/wiki/kullanılmak"><text:span text:style-name="T89">kullanılmak</text:span></text:a><text:span text:style-name="T91">, fiil</text:span></text:p>
        </text:list-item>
        <text:list-item>
          <text:p text:style-name="P85"><text:a xlink:type="simple" xlink:href="https://tr.wiktionary.org/wiki/dış"><text:span text:style-name="T89">dış</text:span></text:a><text:span text:style-name="T91">, isim</text:span></text:p>
        </text:list-item>
        <text:list-item>
          <text:p text:style-name="P85"><text:a xlink:type="simple" xlink:href="https://tr.wiktionary.org/wiki/ad"><text:span text:style-name="T89">ad</text:span></text:a><text:span text:style-name="T91">, isim</text:span></text:p>
        </text:list-item>
        <text:list-item>
          <text:p text:style-name="P85"><text:a xlink:type="simple" xlink:href="https://tr.wiktionary.org/wiki/yani"><text:span text:style-name="T89">yani</text:span></text:a><text:span text:style-name="T91">, bağlaç</text:span></text:p>
        </text:list-item>
        <text:list-item>
          <text:p text:style-name="P85"><text:a xlink:type="simple" xlink:href="https://tr.wiktionary.org/wiki/süre"><text:span text:style-name="T89">süre</text:span></text:a><text:span text:style-name="T91">, isim</text:span></text:p>
        </text:list-item>
        <text:list-item>
          <text:p text:style-name="P85"><text:a xlink:type="simple" xlink:href="https://tr.wiktionary.org/wiki/dönmek"><text:span text:style-name="T89">dönmek</text:span></text:a><text:span text:style-name="T91">, fiil</text:span></text:p>
        </text:list-item>
      </text:list>
      <text:p text:style-name="P39"/>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41"><text:soft-page-break/><text:span text:style-name="T7">I</text:span><text:span text:style-name="T8">II</text:span><text:span text:style-name="T7">.HAFTA</text:span></text:p>
      <text:p text:style-name="P41"><text:span text:style-name="T8">C</text:span><text:span text:style-name="T9">. </text:span><text:span text:style-name="T8">Ön İşleme</text:span></text:p>
      <text:p text:style-name="P78">Örüntü tanımada ön işleme, veri toplama ve özellik çıkarımı arasında bulunan aşamadır. Bu projede ön işleme aşamasında konuşmaların kaydı uygulaması gerçeklenmiştir. <text:span text:style-name="T127">Uygulama kodunun çalıştırılması ile listeden bir kelime seçilmeli yada yeni bir konuşmanın metni uygulamaya ekelenerek listeden kelime dizini seçilmelidir. Konuşmacı ses kaydını wav formatında ve listeden seçili kelime dizinin altına kaydedebilir. </text:span>Uygulama kodu <text:span text:style-name="T134">için;</text:span></text:p>
      <text:p text:style-name="P78"><text:a xlink:type="simple" xlink:href="https://github.com/pattern-izu/speech-recognition"><text:span text:style-name="T134">https://github.com/pattern-izu/speech-recognition</text:span></text:a></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82"><text:soft-page-break/>I<text:span text:style-name="T128">V</text:span>. HAFT<text:span text:style-name="T130">A</text:span></text:p>
      <text:p text:style-name="P82"><text:span text:style-name="T130">D. Özellik Çıkarımı</text:span></text:p>
      <text:p text:style-name="P76"><text:span text:style-name="T131">Makine öğrenmede, örüntü tanımada ve görüntü işleme yönteminde kullanılan ve <text:s/>boyutsallığı azaltmakla ilgili olan özellik çıkarımı, ilk ölçülen verilerle başlayarak bilgilendirici ve gereksiz olmaması amaçlanan türetilen değerleri (özellikleri) oluşturur. Sonrasında öğrenme ve genelleme aşamalarını kolaylaştırır ve ileriki süreçlere öncü olur. Bir algoritma için girilen veriler işlenemeyecek kadar büyük olduğunda ve gereksiz olduğu düşünülürse (örneğin, her iki ayak ve metre de aynı ölçüm veya piksel olarak sunulan görüntülerin tekrarlanması), daha sonra azaltılmış bir sete dönüştürülebilir (Özellik vektörü olarak da adlandırılır). İlk özelliklerin bir alt kümesine rastlanması, özellik seçimi olarak adlandırılır. Seçilen özelliklerin girilen verilerden ilgili bilgileri içermesi beklenir, böylece arzu edilen görev, başlangıç verisi yerine bu azaltılmış gösterimi kullanarak gerçekleştirilebilir.</text:span></text:p>
      <text:p text:style-name="P77">Konuşma tanımada, mel frekans cepstrum (MFC), bir frekansın doğrusal olmayan mel skalasındaki bir log güç spektrumunun doğrusal bir kosinüs transformasyonuna dayanan, bir sesin kısa dönemli güç spektrumunun gösterimi olan bir özellik çıkarımıdır. Mel frekanslı cepstral katsayıları (MFCC), bir MFC'yi topluca oluşturan katsayılardır. Ses klibinin bir tür cepstral gösteriminden türemiştir (doğrusal olmayan "spektrumun bir spektrumu"). Cepstrum ve mel-frekans cepstrum arasındaki fark, MFC'de frekans bantlarının, normal k<text:span text:style-name="T133">epstrumda</text:span> kullanılan doğrusal aralıklı frekans bantlarından daha yakından insan ses sistemi tepkisine yaklaşan mel ölçeğinde eşit aralıklarla yerleştirilmesidir. Bu frekans çarpıklığı, örneğin ses sıkıştırmasında daha iyi bir ses temsilini sağlayabilir. <text:span text:style-name="T135">Uygulama kodu için;</text:span></text:p>
      <text:p text:style-name="P79"><text:a xlink:type="simple" xlink:href="https://github.com/pattern-izu/speech-recognition"><text:span text:style-name="T134">https://github.com/pattern-izu/speech-recognition</text:span></text:a></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KAYNAKLAR</text:p>
      <text:p text:style-name="P44"><text:span text:style-name="T87">1</text:span><text:span text:style-name="T86">.</text:span><text:span text:style-name="T77">http://www.ajetr.org/vol16/no1/n06.pdf</text:span></text:p>
      <text:p text:style-name="P47"><text:span text:style-name="T102">2.</text:span><text:span text:style-name="T55">http://ieeexplore.ieee.org/abstract/document/7878163/</text:span></text:p>
      <text:p text:style-name="P43"><text:span text:style-name="T50">3.</text:span><text:span text:style-name="T51">https://www.google.com.tr/url?sa=t&amp;rct=j&amp;q=&amp;esrc=s&amp;source=web&amp;cd=1&amp;ved=0ahUKEwjB0dvWvqLTAhWIxRQKHc1dC1IQFggiMAA&amp;url=http%3A%2F%2Fdergipark.ulakbim.gov.tr%2Fapjes%2Farticle%2Fdownload%2F5000184477%2F5000170530&amp;usg=AFQjCNGCBobGf_DyqjHfvi6lu2gxh7RBWg&amp;sig2=WzgxWarmgOxAJTYw2wy0aA&amp;bvm=bv.152180690,bs.1,d.bG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7T09:16:01.984507258</meta:creation-date>
    <dc:date>2017-04-24T22:04:34.942764067</dc:date>
    <meta:editing-duration>P8DT15H38M40S</meta:editing-duration>
    <meta:editing-cycles>1504</meta:editing-cycles>
    <meta:generator>LibreOffice/4.2.8.2$Linux_X86_64 LibreOffice_project/420m0$Build-2</meta:generator>
    <meta:document-statistic meta:table-count="0" meta:image-count="0" meta:object-count="0" meta:page-count="17" meta:paragraph-count="241" meta:word-count="3075" meta:character-count="23416" meta:non-whitespace-character-count="20736"/>
  </office:meta>
</office:document-meta>
</file>